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A8EDCBF3907E9B6A30.png" manifest:media-type="image/png"/>
  <manifest:file-entry manifest:full-path="Pictures/100000000000017900000011804024012A85E112.png" manifest:media-type="image/png"/>
  <manifest:file-entry manifest:full-path="Pictures/1000020100000102000000C38937BE67016C7A6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entury" svg:font-family="Centur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pyrus" svg:font-family="Papyrus" style:font-family-generic="script" style:font-pitch="variable"/>
    <style:font-face style:name="Bahnschrift Light Condensed" svg:font-family="'Bahnschrift Light Condensed'" style:font-adornments="Light Condensed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 draw:opacity="20%"/>
    </style:style>
    <style:style style:name="gr3" style:family="graphic" style:parent-style-name="standard">
      <style:graphic-properties draw:stroke="none" draw:fill="solid" draw:fill-color="#111111"/>
    </style:style>
    <style:style style:name="gr4" style:family="graphic" style:parent-style-name="standard">
      <style:graphic-properties draw:stroke="none" svg:stroke-color="#000000" draw:fill="solid" draw:fill-color="#000000"/>
    </style:style>
    <style:style style:name="gr5" style:family="graphic" style:parent-style-name="standard">
      <style:graphic-properties draw:stroke="none" draw:fill="solid" draw:fill-color="#ff6347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10.5cm" draw:shadow-opacity="100%"/>
      <style:paragraph-properties style:writing-mode="lr-tb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44cm, 1.106cm, 0.906cm, 1.976cm)" draw:image-opacity="100%" style:mirror="none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2.25cm" fo:min-width="23.75cm" draw:shadow-opacity="100%"/>
      <style:paragraph-properties style:writing-mode="lr-tb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17.5cm" draw:shadow-opacity="100%"/>
      <style:paragraph-properties style:writing-mode="lr-tb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15.5cm" draw:shadow-opacity="100%"/>
      <style:paragraph-properties style:writing-mode="lr-tb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75cm" fo:min-width="18cm" draw:shadow-opacity="100%"/>
      <style:paragraph-properties style:writing-mode="lr-tb"/>
    </style:style>
    <style:style style:name="gr13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75cm" fo:min-width="6.25cm" draw:shadow-color="#111111"/>
      <style:paragraph-properties style:writing-mode="lr-tb"/>
    </style:style>
    <style:style style:name="gr14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75cm" fo:min-width="14cm" draw:shadow-color="#111111"/>
      <style:paragraph-properties style:writing-mode="lr-tb"/>
    </style:style>
    <style:style style:name="gr15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75cm" fo:min-width="40.726cm" draw:shadow-color="#111111"/>
      <style:paragraph-properties style:writing-mode="lr-tb"/>
    </style:style>
    <style:style style:name="gr16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75cm" fo:min-width="25.25cm" draw:shadow-color="#111111"/>
      <style:paragraph-properties style:writing-mode="lr-tb"/>
    </style:style>
    <style:style style:name="gr17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75cm" fo:min-width="22cm" draw:shadow-color="#111111"/>
      <style:paragraph-properties style:writing-mode="lr-tb"/>
    </style:style>
    <style:style style:name="gr18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75cm" fo:min-width="37.75cm" draw:shadow-color="#111111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 draw:opacity="20%"/>
    </style:style>
    <style:style style:name="P3" style:family="paragraph">
      <loext:graphic-properties draw:fill="solid" draw:fill-color="#111111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solid" draw:fill-color="#ff6347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 style:writing-mode="lr-tb"/>
      <style:text-properties style:font-name="Bahnschrift Light Condensed" fo:font-size="22pt" style:font-size-asian="22pt" style:font-size-complex="22pt"/>
    </style:style>
    <style:style style:name="P8" style:family="paragraph">
      <loext:graphic-properties draw:fill-color="#000000"/>
      <style:paragraph-properties fo:text-align="center" style:writing-mode="lr-tb"/>
      <style:text-properties style:font-name="Bahnschrift Light Condensed" fo:font-size="22pt" style:font-size-asian="22pt" style:font-size-complex="22pt"/>
    </style:style>
    <style:style style:name="P9" style:family="paragraph">
      <style:paragraph-properties fo:text-align="center" style:writing-mode="lr-tb"/>
      <style:text-properties fo:color="#000000" loext:opacity="100%" style:font-name="Papyrus" fo:font-size="28pt" style:font-size-asian="28pt" style:font-size-complex="28pt"/>
    </style:style>
    <style:style style:name="P10" style:family="paragraph">
      <loext:graphic-properties draw:fill-color="#ffffff"/>
      <style:paragraph-properties fo:text-align="center" style:writing-mode="lr-tb"/>
      <style:text-properties fo:color="#000000" loext:opacity="100%" style:font-name="Papyrus" fo:font-size="28pt" style:font-size-asian="28pt" style:font-size-complex="28pt"/>
    </style:style>
    <style:style style:name="P11" style:family="paragraph">
      <style:paragraph-properties fo:text-align="center" style:writing-mode="lr-tb"/>
      <style:text-properties fo:color="#ffffff" loext:opacity="100%" style:font-name="Calibri" fo:font-size="16pt" style:font-size-asian="16pt" style:font-size-complex="16pt"/>
    </style:style>
    <style:style style:name="P12" style:family="paragraph">
      <loext:graphic-properties draw:fill="none" draw:fill-color="#000000"/>
      <style:paragraph-properties fo:text-align="center" style:writing-mode="lr-tb"/>
      <style:text-properties fo:color="#ffffff" loext:opacity="100%" style:font-name="Calibri" fo:font-size="16pt" style:font-size-asian="16pt" style:font-size-complex="16pt"/>
    </style:style>
    <style:style style:name="P13" style:family="paragraph">
      <style:paragraph-properties fo:text-align="center" style:writing-mode="lr-tb"/>
      <style:text-properties fo:color="#ffffff" loext:opacity="100%" style:font-name="Bahnschrift Light Condensed" fo:font-size="16pt" style:font-size-asian="16pt" style:font-size-complex="16pt"/>
    </style:style>
    <style:style style:name="P14" style:family="paragraph">
      <loext:graphic-properties draw:fill="none" draw:fill-color="#000000"/>
      <style:paragraph-properties fo:text-align="center" style:writing-mode="lr-tb"/>
      <style:text-properties fo:color="#ffffff" loext:opacity="100%" style:font-name="Bahnschrift Light Condensed" fo:font-size="16pt" style:font-size-asian="16pt" style:font-size-complex="16pt"/>
    </style:style>
    <style:style style:name="T1" style:family="text">
      <style:text-properties style:font-name="Bahnschrift Light Condensed" fo:font-size="22pt" style:font-size-asian="22pt" style:font-size-complex="22pt"/>
    </style:style>
    <style:style style:name="T2" style:family="text">
      <style:text-properties fo:color="#000000" loext:opacity="100%" style:font-name="Century" fo:font-size="28pt" style:font-size-asian="28pt" style:font-size-complex="28pt"/>
    </style:style>
    <style:style style:name="T3" style:family="text">
      <style:text-properties fo:color="#000000" loext:opacity="100%" style:font-name="Papyrus" fo:font-size="28pt" style:font-size-asian="28pt" style:font-size-complex="28pt"/>
    </style:style>
    <style:style style:name="T4" style:family="text">
      <style:text-properties fo:color="#ffffff" loext:opacity="100%" style:font-name="Calibri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6.726cm" svg:height="52.74cm" svg:x="0cm" svg:y="0cm" svg:viewBox="0 0 56727 52741" draw:points="0,52741 56727,52741 56727,0 0,0">
          <text:p/>
        </draw:polygon>
        <draw:polygon draw:style-name="gr2" draw:text-style-name="P2" draw:layer="layout" svg:width="56.797cm" svg:height="52.811cm" svg:x="-0.036cm" svg:y="-0.036cm" svg:viewBox="0 0 56798 52812" draw:points="0,52812 56798,52812 56798,0 0,0">
          <text:p/>
        </draw:polygon>
        <draw:polygon draw:style-name="gr1" draw:text-style-name="P1" draw:layer="layout" svg:width="56.726cm" svg:height="52.74cm" svg:x="0cm" svg:y="0cm" svg:viewBox="0 0 56727 52741" draw:points="0,52741 56727,52741 56727,0 0,0">
          <text:p/>
        </draw:polygon>
        <draw:polygon draw:style-name="gr1" draw:text-style-name="P1" draw:layer="layout" svg:width="56.726cm" svg:height="52.74cm" svg:x="-0.001cm" svg:y="-0.001cm" svg:viewBox="0 0 56727 52741" draw:points="0,52741 56727,52741 56727,0 0,0">
          <text:p/>
        </draw:polygon>
        <draw:polygon draw:style-name="gr3" draw:text-style-name="P3" draw:layer="layout" svg:width="56.621cm" svg:height="5.433cm" svg:x="-0.036cm" svg:y="0.035cm" svg:viewBox="0 0 56622 5434" draw:points="0,5434 56622,5434 56622,0 0,0">
          <text:p/>
        </draw:polygon>
        <draw:polygon draw:style-name="gr1" draw:text-style-name="P1" draw:layer="layout" svg:width="56.621cm" svg:height="0.035cm" svg:x="-0.036cm" svg:y="0.035cm" svg:viewBox="0 0 56622 36" draw:points="0,36 56622,36 56622,0 0,0">
          <text:p/>
        </draw:polygon>
        <draw:polygon draw:style-name="gr1" draw:text-style-name="P1" draw:layer="layout" svg:width="56.621cm" svg:height="0.036cm" svg:x="-0.036cm" svg:y="5.432cm" svg:viewBox="0 0 56622 37" draw:points="0,37 56622,37 56622,0 0,0">
          <text:p/>
        </draw:polygon>
        <draw:polygon draw:style-name="gr1" draw:text-style-name="P1" draw:layer="layout" svg:width="0.036cm" svg:height="5.433cm" svg:x="-0.036cm" svg:y="0.035cm" svg:viewBox="0 0 37 5434" draw:points="0,5434 37,5434 37,0 0,0">
          <text:p/>
        </draw:polygon>
        <draw:polygon draw:style-name="gr1" draw:text-style-name="P1" draw:layer="layout" svg:width="0.035cm" svg:height="5.433cm" svg:x="56.55cm" svg:y="0.035cm" svg:viewBox="0 0 36 5434" draw:points="0,5434 36,5434 36,0 0,0">
          <text:p/>
        </draw:polygon>
        <draw:polygon draw:style-name="gr3" draw:text-style-name="P3" draw:layer="layout" svg:width="4.939cm" svg:height="2.469cm" svg:x="51.329cm" svg:y="1.164cm" svg:viewBox="0 0 4940 2470" draw:points="0,2470 4940,2470 4940,0 0,0">
          <text:p/>
        </draw:polygon>
        <draw:polygon draw:style-name="gr1" draw:text-style-name="P1" draw:layer="layout" svg:width="4.939cm" svg:height="0.035cm" svg:x="51.329cm" svg:y="1.164cm" svg:viewBox="0 0 4940 36" draw:points="0,36 4940,36 4940,0 0,0">
          <text:p/>
        </draw:polygon>
        <draw:polygon draw:style-name="gr1" draw:text-style-name="P1" draw:layer="layout" svg:width="4.939cm" svg:height="0.035cm" svg:x="51.329cm" svg:y="3.598cm" svg:viewBox="0 0 4940 36" draw:points="0,36 4940,36 4940,0 0,0">
          <text:p/>
        </draw:polygon>
        <draw:polygon draw:style-name="gr1" draw:text-style-name="P1" draw:layer="layout" svg:width="0.035cm" svg:height="2.469cm" svg:x="51.329cm" svg:y="1.164cm" svg:viewBox="0 0 36 2470" draw:points="0,2470 36,2470 36,0 0,0">
          <text:p/>
        </draw:polygon>
        <draw:polygon draw:style-name="gr1" draw:text-style-name="P1" draw:layer="layout" svg:width="0.036cm" svg:height="2.469cm" svg:x="56.232cm" svg:y="1.164cm" svg:viewBox="0 0 37 2470" draw:points="0,2470 37,2470 37,0 0,0">
          <text:p/>
        </draw:polygon>
        <draw:path draw:style-name="gr1" draw:text-style-name="P1" draw:layer="layout" svg:width="1.911cm" svg:height="0.399cm" svg:x="52.855cm" svg:y="2.181cm" svg:viewBox="0 0 1912 400" svg:d="M190 44c-43 0-77 14-101 41-24 28-36 65-36 114 0 47 13 86 38 115 25 28 59 43 101 43 54 0 95-27 123-81l43 22c-16 33-39 59-68 76-29 18-62 26-100 26-40 0-73-8-102-24s-50-40-65-70-23-66-23-107c0-62 17-110 50-146 34-35 80-53 139-53 42 0 76 8 104 25 28 16 48 40 61 72l-50 16c-9-22-23-40-43-52-20-11-44-17-71-17zM669 246c0 51-11 91-34 116s-57 38-100 38c-44 0-77-13-99-40-22-26-34-65-34-114 0-103 45-155 134-155 46 0 79 12 101 37 21 25 32 65 32 118zM617 246c0-42-6-72-19-90-12-19-32-29-61-29s-50 10-63 29-19 49-19 90c0 39 6 68 19 88 12 20 33 29 60 29 30 0 51-9 64-28 12-19 19-49 19-89zM920 395v-189c0-20-2-36-6-46-4-11-10-19-18-24-9-4-21-7-38-7-24 0-43 8-56 24-14 17-21 40-21 69v173h-50v-235c0-35 0-56-1-63h47c0 0 0 3 0 7 1 4 1 9 1 14s0 15 1 29h1c11-20 24-35 39-43 15-9 34-13 56-13 33 0 57 8 72 24 15 17 23 43 23 81v199zM1159 393c-17 4-33 6-50 6-40 0-60-23-60-68v-199h-34v-35h36l15-67h33v67h55v35h-55v189c0 14 2 24 7 30 4 6 12 9 24 9 6 0 16-2 29-4zM1276 400c-29 0-52-8-67-24-15-15-22-37-22-64 0-31 10-55 30-72 20-16 53-25 98-26l67-1v-17c0-24-5-41-15-52-10-10-26-16-49-16-22 0-38 4-48 12-10 7-16 19-18 36l-52-5c8-53 48-80 120-80 37 0 65 9 84 26s29 42 29 74v129c0 14 2 25 5 33 4 7 11 11 22 11 5 0 11-1 17-2v31c-13 3-26 5-39 5-18 0-32-5-40-15s-13-25-14-46h-2c-12 23-27 39-44 49-17 9-37 14-62 14zM1288 363c18 0 34-4 48-13 15-8 26-19 34-34 8-14 12-29 12-44v-24l-54 1c-23 0-41 3-53 7s-21 11-28 20c-6 9-10 21-10 36 0 16 5 29 14 38 9 8 21 13 37 13zM1552 244c0 40 6 69 19 88 13 20 32 29 57 29 18 0 33-5 45-14 12-10 19-25 21-44l51 3c-4 29-16 52-37 69s-47 25-78 25c-42 0-75-13-97-39-22-27-32-65-32-115 0-51 10-89 32-115 23-27 55-40 96-40 31 0 56 8 76 24s33 37 38 65l-51 4c-2-17-9-30-19-40-11-10-26-15-45-15-26 0-45 9-58 27-12 17-18 47-18 88zM1912 393c-16 4-33 6-50 6-40 0-60-23-60-68v-199h-34v-35h37l14-67h33v67h55v35h-55v189c0 14 2 24 7 30s13 9 25 9c6 0 15-2 28-4z">
          <text:p/>
        </draw:path>
        <draw:polygon draw:style-name="gr3" draw:text-style-name="P3" draw:layer="layout" svg:width="8.29cm" svg:height="5.291cm" svg:x="0.035cm" svg:y="0cm" svg:viewBox="0 0 8291 5292" draw:points="0,5292 8291,5292 8291,0 0,0">
          <text:p/>
        </draw:polygon>
        <draw:polygon draw:style-name="gr1" draw:text-style-name="P1" draw:layer="layout" svg:width="8.29cm" svg:height="0.035cm" svg:x="0.035cm" svg:y="0cm" svg:viewBox="0 0 8291 36" draw:points="0,36 8291,36 8291,0 0,0">
          <text:p/>
        </draw:polygon>
        <draw:polygon draw:style-name="gr1" draw:text-style-name="P1" draw:layer="layout" svg:width="8.29cm" svg:height="0.035cm" svg:x="0.035cm" svg:y="5.256cm" svg:viewBox="0 0 8291 36" draw:points="0,36 8291,36 8291,0 0,0">
          <text:p/>
        </draw:polygon>
        <draw:polygon draw:style-name="gr1" draw:text-style-name="P1" draw:layer="layout" svg:width="0.035cm" svg:height="5.291cm" svg:x="0.035cm" svg:y="0cm" svg:viewBox="0 0 36 5292" draw:points="0,5292 36,5292 36,0 0,0">
          <text:p/>
        </draw:polygon>
        <draw:polygon draw:style-name="gr1" draw:text-style-name="P1" draw:layer="layout" svg:width="0.035cm" svg:height="5.291cm" svg:x="8.29cm" svg:y="0cm" svg:viewBox="0 0 36 5292" draw:points="0,5292 36,5292 36,0 0,0">
          <text:p/>
        </draw:polygon>
        <draw:path draw:style-name="gr1" draw:text-style-name="P1" draw:layer="layout" svg:width="1.185cm" svg:height="0.506cm" svg:x="3.581cm" svg:y="2.468cm" svg:viewBox="0 0 1186 507" svg:d="M0 390v-390h53v347h196v43zM558 240c0 52-11 92-34 117-23 26-57 39-100 39-44 0-77-14-99-41-23-26-34-65-34-115 0-103 45-155 134-155 46 0 79 13 101 38 21 25 32 64 32 117zM506 240c0-41-6-71-18-90-13-19-33-28-62-28s-50 9-63 28c-13 20-19 49-19 90 0 39 6 69 19 89 12 20 33 30 60 30 30 0 51-10 64-29 12-20 19-50 19-90zM733 507c-32 0-58-6-77-19s-32-31-37-55l49-7c4 14 11 25 22 32 12 8 27 11 45 11 49 0 74-29 74-87v-48h-1c-9 19-22 34-38 44-16 9-36 14-58 14-36 0-63-12-80-36-17-25-26-64-26-116s9-91 28-116c18-26 46-38 84-38 21 0 40 5 55 14 15 10 27 24 36 41 0-5 1-14 1-28 1-14 2-21 3-22h47c-1 10-2 30-2 62v228c0 84-41 126-125 126zM809 240c0-25-3-45-10-63-7-17-16-31-28-40s-26-14-41-14c-25 0-44 9-55 27-12 19-18 49-18 90 0 40 6 70 17 89 10 17 29 26 55 26 16 0 30-4 42-14 12-9 21-22 28-40 7-17 10-38 10-61zM1186 240c0 52-11 92-34 117-23 26-56 39-100 39s-77-14-99-41c-22-26-33-65-33-115 0-103 44-155 134-155 45 0 79 13 100 38 22 25 32 64 32 117zM1134 240c0-41-6-71-18-90s-33-28-62-28-50 9-63 28c-13 20-19 49-19 90 0 39 6 69 19 89s33 30 60 30c30 0 51-10 64-29 13-20 19-50 19-90z">
          <text:p/>
        </draw:path>
        <draw:polygon draw:style-name="gr4" draw:text-style-name="P4" draw:layer="layout" svg:width="43.992cm" svg:height="41.778cm" svg:x="6.208cm" svg:y="5.221cm" svg:viewBox="0 0 43993 41779" draw:points="0,41779 43993,41779 43993,0 0,0">
          <text:p/>
        </draw:polygon>
        <draw:polygon draw:style-name="gr1" draw:text-style-name="P1" draw:layer="layout" svg:width="43.992cm" svg:height="0.035cm" svg:x="6.208cm" svg:y="5.221cm" svg:viewBox="0 0 43993 36" draw:points="0,36 43993,36 43993,0 0,0">
          <text:p/>
        </draw:polygon>
        <draw:polygon draw:style-name="gr1" draw:text-style-name="P1" draw:layer="layout" svg:width="43.992cm" svg:height="0.037cm" svg:x="6.208cm" svg:y="46.707cm" svg:viewBox="0 0 43993 38" draw:points="0,38 43993,38 43993,0 0,0">
          <text:p/>
        </draw:polygon>
        <draw:polygon draw:style-name="gr1" draw:text-style-name="P1" draw:layer="layout" svg:width="0.036cm" svg:height="41.522cm" svg:x="6.208cm" svg:y="5.221cm" svg:viewBox="0 0 37 41523" draw:points="0,41523 37,41523 37,0 0,0">
          <text:p/>
        </draw:polygon>
        <draw:polygon draw:style-name="gr1" draw:text-style-name="P1" draw:layer="layout" svg:width="0.035cm" svg:height="41.522cm" svg:x="50.165cm" svg:y="5.221cm" svg:viewBox="0 0 36 41523" draw:points="0,41523 36,41523 36,0 0,0">
          <text:p/>
        </draw:polygon>
        <draw:polygon draw:style-name="gr1" draw:text-style-name="P1" draw:layer="layout" svg:width="28.258cm" svg:height="2.575cm" svg:x="15.063cm" svg:y="14.428cm" svg:viewBox="0 0 28259 2576" draw:points="0,2576 28259,2576 28259,0 0,0">
          <text:p/>
        </draw:polygon>
        <draw:polygon draw:style-name="gr1" draw:text-style-name="P1" draw:layer="layout" svg:width="28.258cm" svg:height="0.035cm" svg:x="15.063cm" svg:y="14.428cm" svg:viewBox="0 0 28259 36" draw:points="0,36 28259,36 28259,0 0,0">
          <text:p/>
        </draw:polygon>
        <draw:polygon draw:style-name="gr1" draw:text-style-name="P1" draw:layer="layout" svg:width="28.258cm" svg:height="0.035cm" svg:x="15.063cm" svg:y="16.968cm" svg:viewBox="0 0 28259 36" draw:points="0,36 28259,36 28259,0 0,0">
          <text:p/>
        </draw:polygon>
        <draw:polygon draw:style-name="gr1" draw:text-style-name="P1" draw:layer="layout" svg:width="0.035cm" svg:height="2.575cm" svg:x="15.063cm" svg:y="14.428cm" svg:viewBox="0 0 36 2576" draw:points="0,2576 36,2576 36,0 0,0">
          <text:p/>
        </draw:polygon>
        <draw:polygon draw:style-name="gr1" draw:text-style-name="P1" draw:layer="layout" svg:width="0.036cm" svg:height="2.575cm" svg:x="43.285cm" svg:y="14.428cm" svg:viewBox="0 0 37 2576" draw:points="0,2576 37,2576 37,0 0,0">
          <text:p/>
        </draw:polygon>
        <draw:path draw:style-name="gr3" draw:text-style-name="P3" draw:layer="layout" svg:width="1.018cm" svg:height="0.394cm" svg:x="28.687cm" svg:y="15.521cm" svg:viewBox="0 0 1019 395" svg:d="M186 44v346h-52v-346h-134v-44h321v44zM347 251c0 34 7 60 21 79s35 28 62 28c21 0 39-5 52-13 12-9 21-20 26-33l44 13c-18 47-59 70-122 70-44 0-78-13-101-39-23-27-35-65-35-117 0-50 12-87 35-113 23-27 56-40 99-40 88 0 131 53 131 158v7zM508 213c-3-31-10-54-24-69-13-14-32-22-57-22-24 0-43 8-57 25-14 16-22 38-23 66zM805 390l-80-123-81 123h-53l106-153-101-145h54l75 115 74-115h55l-101 144 107 154zM1019 388c-16 4-33 6-50 6-40 0-60-23-60-68v-199h-34v-35h37l14-68h33v68h55v35h-55v189c0 14 2 24 7 30s13 9 24 9c7 0 17-2 29-4z">
          <text:p/>
        </draw:path>
        <draw:polygon draw:style-name="gr3" draw:text-style-name="P3" draw:layer="layout" svg:width="56.691cm" svg:height="8.749cm" svg:x="0cm" svg:y="5cm" svg:viewBox="0 0 56692 8750" draw:points="0,8750 56692,8750 56692,0 0,0">
          <text:p/>
        </draw:polygon>
        <draw:polygon draw:style-name="gr1" draw:text-style-name="P1" draw:layer="layout" svg:width="56.691cm" svg:height="0.035cm" svg:x="-0.071cm" svg:y="5.291cm" svg:viewBox="0 0 56692 36" draw:points="0,36 56692,36 56692,0 0,0">
          <text:p/>
        </draw:polygon>
        <draw:polygon draw:style-name="gr1" draw:text-style-name="P1" draw:layer="layout" svg:width="56.691cm" svg:height="0.035cm" svg:x="-0.071cm" svg:y="14.005cm" svg:viewBox="0 0 56692 36" draw:points="0,36 56692,36 56692,0 0,0">
          <text:p/>
        </draw:polygon>
        <draw:polygon draw:style-name="gr1" draw:text-style-name="P1" draw:layer="layout" svg:width="0.035cm" svg:height="8.749cm" svg:x="56.585cm" svg:y="5.291cm" svg:viewBox="0 0 36 8750" draw:points="0,8750 36,8750 36,0 0,0">
          <text:p/>
        </draw:polygon>
        <draw:path draw:style-name="gr1" draw:text-style-name="P1" draw:layer="layout" svg:width="5.315cm" svg:height="0.527cm" svg:x="25.631cm" svg:y="9.468cm" svg:viewBox="0 0 5316 528" svg:d="M0 410v-389h52v389zM316 410v-190c0-29-4-49-12-60s-22-16-43-16-37 8-50 24c-12 16-18 39-18 68v174h-50v-236c0-34 0-55-1-63h47c0 1 0 3 0 7 1 4 1 9 1 14 0 6 0 16 1 30h1c10-21 23-36 36-44 14-8 31-12 51-12 22 0 40 4 53 13 14 9 23 23 28 43 11-20 23-34 38-43s32-13 53-13c30 0 52 8 66 24s20 43 20 80v200h-49v-190c0-29-4-49-11-60-8-11-23-16-43-16-22 0-39 8-51 24s-18 39-18 68v174zM688 416c-29 0-52-8-67-24s-22-37-22-65c0-31 10-55 30-72 20-16 53-25 98-27l67-1v-16c0-24-5-42-15-52-10-11-27-16-49-16s-38 4-48 11c-11 8-16 20-18 37l-52-5c8-54 48-80 119-80 38 0 66 8 85 25s28 42 28 75v129c0 15 2 26 6 33 4 8 11 11 22 11 5 0 10 0 17-1v31c-13 3-26 4-39 4-18 0-32-5-40-15-8-9-13-24-14-45h-2c-13 23-27 39-44 48-17 10-37 15-62 15zM700 378c18 0 34-4 48-12s26-20 34-34c8-15 12-29 12-44v-26l-54 2c-23 1-41 3-53 7-12 5-22 12-28 21s-10 21-10 36c0 16 5 28 14 37 8 9 21 13 37 13zM1039 528c-32 0-58-7-77-20-20-12-32-31-38-54l50-7c3 14 11 24 22 32 11 7 26 11 45 11 49 0 74-29 74-87v-48h-1c-9 19-22 33-38 43-17 9-36 14-58 14-36 0-63-12-80-36-18-24-26-62-26-116 0-52 9-91 28-116 18-25 46-38 84-38 21 0 39 5 55 15 15 10 27 23 36 41 0-6 0-15 1-29 1-13 2-21 2-22h48c-1 10-2 31-2 62v228c0 85-42 127-125 127zM1115 260c0-24-4-45-10-63-7-17-16-30-28-40-12-9-26-14-41-14-26 0-44 9-56 27-11 19-17 49-17 90 0 42 5 71 16 89s30 27 56 27c16 0 29-5 42-14 12-10 21-23 28-40 6-17 10-37 10-62zM1278 271c0 35 7 61 21 79 14 19 35 28 62 28 22 0 39-4 52-13 13-8 21-19 26-32l44 12c-18 47-59 71-122 71-44 0-78-13-101-40-23-26-34-65-34-118 0-49 11-87 34-113s56-39 99-39c88 0 132 52 132 159v6zM1439 232c-2-31-10-54-23-68-14-15-33-22-58-22-24 0-43 8-57 24s-22 38-23 66zM1970 410l-208-332 2 27 1 46v259h-47v-389h61l210 334c-2-36-3-63-3-79v-255h47v389zM2370 260c0 53-12 92-35 117-23 26-56 39-100 39s-77-13-99-40-33-65-33-116c0-103 45-154 134-154 45 0 79 12 100 37 22 25 33 64 33 117zM2317 260c0-41-6-71-18-90s-33-28-62-28-50 9-62 28c-13 20-20 49-20 90 0 40 7 70 19 89 13 20 33 30 61 30 29 0 51-10 63-29 13-19 19-49 19-90zM2479 111v190c0 20 2 35 6 46 4 10 10 18 19 23 8 5 21 7 37 7 24 0 43-8 57-24 13-17 20-39 20-68v-174h50v235c0 35 0 57 2 64h-47c-1-1-1-3-1-7s-1-9-1-14c0-6 0-15-1-30h-1c-11 21-24 35-39 44-15 8-34 13-56 13-33 0-57-9-72-25s-22-43-22-81v-199zM2968 328c0 28-10 50-31 65-22 15-51 23-89 23s-66-6-86-19c-21-12-34-31-40-57l44-8c4 15 13 27 26 35 14 7 32 11 56 11 25 0 43-4 55-12 11-8 17-19 17-34 0-12-4-22-12-29-8-8-21-14-39-18l-36-10c-28-7-48-15-60-22s-22-16-29-26-10-22-10-37c0-27 10-48 29-62 20-15 48-22 85-22 33 0 59 6 78 18 20 11 32 30 37 55l-44 6c-3-13-11-23-23-31-12-7-28-10-48-10-22 0-39 3-49 10-11 7-16 17-16 31 0 8 2 15 6 21 5 5 11 10 20 14 8 4 26 9 54 16 26 6 46 12 57 18 12 6 21 13 27 20 7 7 12 15 16 23 3 9 5 19 5 31zM3184 410v-229c0-21 0-44-1-70h47c1 34 2 54 2 61h1c8-26 17-43 27-52 11-10 25-14 44-14 7 0 13 1 20 2v46c-7-2-16-3-27-3-20 0-36 9-47 27-11 17-16 43-16 76v156zM3409 271c0 35 7 61 22 79 14 19 34 28 62 28 21 0 38-4 51-13 13-8 22-19 27-32l44 12c-18 47-59 71-122 71-45 0-78-13-101-40-23-26-35-65-35-118 0-49 12-87 35-113s56-39 99-39c87 0 132 52 132 159v6zM3571 232c-3-31-11-54-24-68-13-15-32-22-57-22-24 0-43 8-57 24s-22 38-23 66zM3686 48v-48h49v48zM3735 447c0 29-5 49-16 62-11 12-28 19-50 19-14 0-26-1-35-3v-38l17 2c13 0 22-4 27-10 5-7 8-20 8-39v-329h49zM4063 260c0 53-11 92-34 117-23 26-56 39-100 39s-77-13-99-40-33-65-33-116c0-103 44-154 134-154 45 0 79 12 100 37 22 25 32 64 32 117zM4011 260c0-41-6-71-18-90s-33-28-62-28-50 9-63 28c-13 20-19 49-19 90 0 40 6 70 19 89 13 20 33 30 60 30 30 0 51-10 64-29s19-49 19-90zM4125 48v-48h49v48zM4125 410v-299h49v299zM4439 410v-190c0-20-2-35-5-46-4-11-10-18-19-23-8-5-21-7-37-7-24 0-43 8-57 24-14 17-20 39-20 68v174h-50v-236c0-34-1-55-2-63h47c0 1 1 3 1 7s0 9 0 14c1 6 1 16 1 30h1c12-21 25-35 40-44 15-8 33-12 56-12 32 0 56 8 71 24s23 43 23 80v200zM4752 362c-9 19-21 33-37 41-15 9-34 13-56 13-38 0-65-13-83-38-18-26-27-64-27-117 0-104 37-155 110-155 23 0 41 4 57 12 15 8 27 21 36 39v-33-124h50v349c0 31 0 51 1 61h-47c-1-3-2-10-2-20-1-11-1-20-1-28zM4601 260c0 42 6 72 17 90s29 27 53 27c29 0 49-9 62-29s19-50 19-91c0-40-6-69-19-88-13-18-33-27-61-27-25 0-43 9-54 28-11 18-17 48-17 90zM4878 410v-229c0-21 0-44-1-70h46c2 34 3 54 3 61h1c8-26 17-43 27-52 11-10 25-14 44-14 6 0 13 1 20 2v46c-7-2-16-3-27-3-20 0-36 9-47 27-11 17-16 43-16 76v156zM5103 271c0 35 7 61 21 79 14 19 35 28 62 28 22 0 39-4 52-13 13-8 22-19 27-32l43 12c-18 47-58 71-122 71-44 0-77-13-100-40-23-26-35-65-35-118 0-49 12-87 35-113s56-39 99-39c87 0 131 52 131 159v6zM5265 232c-3-31-11-54-24-68-13-15-32-22-57-22-24 0-43 8-57 24-15 16-22 38-23 66z">
          <text:p/>
        </draw:path>
        <draw:polygon draw:style-name="gr4" draw:text-style-name="P4" draw:layer="layout" svg:width="56.726cm" svg:height="6.033cm" svg:x="0.104cm" svg:y="46.669cm" svg:viewBox="0 0 56727 6034" draw:points="0,6034 56727,6034 56727,0 0,0">
          <text:p/>
        </draw:polygon>
        <draw:polygon draw:style-name="gr1" draw:text-style-name="P1" draw:layer="layout" svg:width="56.726cm" svg:height="0.036cm" svg:x="0.035cm" svg:y="46.601cm" svg:viewBox="0 0 56727 37" draw:points="0,37 56727,37 56727,0 0,0">
          <text:p/>
        </draw:polygon>
        <draw:polygon draw:style-name="gr1" draw:text-style-name="P1" draw:layer="layout" svg:width="56.726cm" svg:height="0.035cm" svg:x="0.035cm" svg:y="52.599cm" svg:viewBox="0 0 56727 36" draw:points="0,36 56727,36 56727,0 0,0">
          <text:p/>
        </draw:polygon>
        <draw:polygon draw:style-name="gr1" draw:text-style-name="P1" draw:layer="layout" svg:width="0.035cm" svg:height="6.033cm" svg:x="0.035cm" svg:y="46.601cm" svg:viewBox="0 0 36 6034" draw:points="0,6034 36,6034 36,0 0,0">
          <text:p/>
        </draw:polygon>
        <draw:polygon draw:style-name="gr1" draw:text-style-name="P1" draw:layer="layout" svg:width="0.035cm" svg:height="6.033cm" svg:x="56.726cm" svg:y="46.601cm" svg:viewBox="0 0 36 6034" draw:points="0,6034 36,6034 36,0 0,0">
          <text:p/>
        </draw:polygon>
        <draw:path draw:style-name="gr1" draw:text-style-name="P1" draw:layer="layout" svg:width="3.87cm" svg:height="0.399cm" svg:x="26.474cm" svg:y="49.418cm" svg:viewBox="0 0 3871 400" svg:d="M301 122c0 37-12 66-36 88-24 21-56 32-98 32h-114v153h-53v-390h164c43 0 77 10 101 31 24 20 36 49 36 86zM248 123c0-50-30-75-91-75h-104v153h107c58 0 88-26 88-78zM383 395v-390h52v390zM533 395v-390h295v43h-242v125h226v42h-226v137h253v43zM1244 195c0 40-7 76-23 107-16 30-38 53-66 69-29 16-62 24-100 24h-145v-390h128c66 0 117 17 153 50s53 80 53 140zM1192 195c0-48-14-85-40-110-27-25-65-37-115-37h-74v304h86c29 0 54-6 75-18 22-13 39-31 50-54 12-25 18-53 18-85zM1808 195c0 40-7 76-23 107-16 30-38 53-66 69-29 16-62 24-100 24h-145v-390h128c66 0 117 17 153 50 35 33 53 80 53 140zM1755 195c0-48-13-85-39-110-27-25-65-37-115-37h-74v304h86c29 0 54-6 75-18 22-13 38-31 50-54 12-25 17-53 17-85zM1881 395v-390h295v43h-242v125h225v42h-225v137h253v43zM2716 122c0 37-12 66-36 88-24 21-57 32-98 32h-115v153h-53v-390h165c43 0 77 10 101 31 24 20 36 49 36 86zM2663 123c0-50-30-75-91-75h-105v153h107c59 0 89-26 89-78zM3025 395l-44-114h-177l-45 114h-54l158-390h60l156 390zM2892 45l-2 8c-5 15-11 35-21 59l-49 127h145l-50-128c-5-13-10-27-15-43zM3109 197c0-62 16-111 50-146 34-34 81-51 143-51 42 0 77 7 104 21 27 15 48 38 63 70l-51 15c-11-22-26-38-45-48-20-10-44-15-73-15-44 0-79 13-102 40-24 27-36 65-36 114 0 50 13 89 38 118 25 28 60 42 104 42 26 0 49-4 71-11 22-8 40-19 53-32v-71h-115v-44h164v135c-21 21-46 37-76 49-29 11-62 17-97 17-41 0-76-8-105-24s-52-40-67-70c-16-31-23-67-23-109zM3565 395v-390h295v43h-242v125h225v42h-225v137h253v43z">
          <text:p/>
        </draw:path>
        <draw:polygon draw:style-name="gr1" draw:text-style-name="P1" draw:layer="layout" svg:width="12.241cm" svg:height="1.411cm" svg:x="16.263cm" svg:y="19.438cm" svg:viewBox="0 0 12242 1412" draw:points="0,1412 12242,1412 12242,0 0,0">
          <text:p/>
        </draw:polygon>
        <draw:polygon draw:style-name="gr1" draw:text-style-name="P1" draw:layer="layout" svg:width="12.241cm" svg:height="0.035cm" svg:x="16.263cm" svg:y="19.438cm" svg:viewBox="0 0 12242 36" draw:points="0,36 12242,36 12242,0 0,0">
          <text:p/>
        </draw:polygon>
        <draw:polygon draw:style-name="gr1" draw:text-style-name="P1" draw:layer="layout" svg:width="12.241cm" svg:height="0.036cm" svg:x="16.263cm" svg:y="20.813cm" svg:viewBox="0 0 12242 37" draw:points="0,37 12242,37 12242,0 0,0">
          <text:p/>
        </draw:polygon>
        <draw:polygon draw:style-name="gr1" draw:text-style-name="P1" draw:layer="layout" svg:width="0.035cm" svg:height="1.411cm" svg:x="16.263cm" svg:y="19.438cm" svg:viewBox="0 0 36 1412" draw:points="0,1412 36,1412 36,0 0,0">
          <text:p/>
        </draw:polygon>
        <draw:polygon draw:style-name="gr1" draw:text-style-name="P1" draw:layer="layout" svg:width="0.035cm" svg:height="1.411cm" svg:x="28.469cm" svg:y="19.438cm" svg:viewBox="0 0 36 1412" draw:points="0,1412 36,1412 36,0 0,0">
          <text:p/>
        </draw:polygon>
        <draw:polygon draw:style-name="gr1" draw:text-style-name="P1" draw:layer="layout" svg:width="12.242cm" svg:height="1.411cm" svg:x="30.338cm" svg:y="19.438cm" svg:viewBox="0 0 12243 1412" draw:points="0,1412 12243,1412 12243,0 0,0">
          <text:p/>
        </draw:polygon>
        <draw:polygon draw:style-name="gr1" draw:text-style-name="P1" draw:layer="layout" svg:width="12.242cm" svg:height="0.035cm" svg:x="30.338cm" svg:y="19.438cm" svg:viewBox="0 0 12243 36" draw:points="0,36 12243,36 12243,0 0,0">
          <text:p/>
        </draw:polygon>
        <draw:polygon draw:style-name="gr1" draw:text-style-name="P1" draw:layer="layout" svg:width="12.242cm" svg:height="0.036cm" svg:x="30.338cm" svg:y="20.813cm" svg:viewBox="0 0 12243 37" draw:points="0,37 12243,37 12243,0 0,0">
          <text:p/>
        </draw:polygon>
        <draw:polygon draw:style-name="gr1" draw:text-style-name="P1" draw:layer="layout" svg:width="0.036cm" svg:height="1.411cm" svg:x="30.338cm" svg:y="19.438cm" svg:viewBox="0 0 37 1412" draw:points="0,1412 37,1412 37,0 0,0">
          <text:p/>
        </draw:polygon>
        <draw:polygon draw:style-name="gr1" draw:text-style-name="P1" draw:layer="layout" svg:width="0.035cm" svg:height="1.411cm" svg:x="42.545cm" svg:y="19.438cm" svg:viewBox="0 0 36 1412" draw:points="0,1412 36,1412 36,0 0,0">
          <text:p/>
        </draw:polygon>
        <draw:path draw:style-name="gr1" draw:text-style-name="P1" draw:layer="layout" svg:width="2.158cm" svg:height="0.473cm" svg:x="16.28cm" svg:y="21.193cm" svg:viewBox="0 0 2159 474" svg:d="M338 162c0 41-14 74-41 98s-64 37-110 37h-128v171h-59v-438h183c49 0 87 11 114 34s41 56 41 98zM278 162c0-56-34-85-102-85h-117v173h120c66 0 99-29 99-88zM421 468v-258c0-24-1-50-2-79h52c2 39 3 62 3 69h1c9-29 19-49 31-59s28-16 49-16c7 0 15 1 23 4v51c-8-2-18-3-30-3-23 0-41 9-53 29s-19 49-19 86v176zM679 311c0 40 8 69 24 90s40 31 70 31c24 0 44-5 58-14 15-10 25-22 30-37l49 14c-20 53-66 79-137 79-50 0-87-15-113-44-26-30-39-74-39-133 0-55 13-98 39-127 26-30 63-45 111-45 99 0 148 60 148 179v7zM861 268c-3-35-12-61-27-77s-36-24-64-24c-27 0-48 9-64 27s-25 42-26 74zM731 94v-6l67-88h64v8l-103 86zM1208 468v-214c0-22-2-39-6-51-5-12-11-21-21-26-9-6-23-9-41-9-27 0-48 9-64 28-16 18-24 44-24 76v196h-55v-265c0-39-1-63-2-72h53c0 1 0 4 0 9 1 5 1 10 1 16 1 6 1 17 1 33h1c13-23 28-40 44-49 17-10 38-15 63-15 37 0 64 9 81 28 17 18 26 48 26 90v225zM1638 299c0 60-13 103-39 132-25 29-63 43-112 43s-86-15-111-45c-25-29-38-72-38-130 0-116 50-174 150-174 52 0 90 14 114 43 24 28 36 72 36 131zM1579 299c0-46-6-80-20-101s-37-31-69-31c-33 0-57 10-71 32-15 21-22 54-22 100 0 45 7 78 21 100 15 23 37 34 68 34 34 0 58-11 72-32 14-22 21-55 21-102zM1909 468v-214c0-32-5-54-14-67-9-12-25-19-48-19-24 0-42 9-56 28-14 18-21 43-21 76v196h-56v-265c0-39 0-63-1-72h52c1 1 1 4 1 9s0 10 1 16c0 6 1 17 1 33 13-24 26-40 42-50 15-9 34-14 57-14 25 0 45 5 60 15 15 11 25 27 31 49h1c11-23 25-39 42-49 16-10 36-15 60-15 34 0 59 9 75 28 15 18 23 48 23 90v225h-55v-214c0-32-5-54-14-67-9-12-25-19-49-19s-43 9-57 28c-14 18-20 43-20 76v196z">
          <text:p/>
        </draw:path>
        <draw:path draw:style-name="gr1" draw:text-style-name="P1" draw:layer="layout" svg:width="1.258cm" svg:height="0.443cm" svg:x="30.355cm" svg:y="21.223cm" svg:viewBox="0 0 1259 444" svg:d="M284 438l-234-373 1 30 2 52v291h-53v-438h69l236 376c-2-41-4-70-4-88v-288h54v438zM740 270c0 59-13 102-39 131s-63 43-112 43-86-15-112-45c-25-29-38-72-38-129 0-117 51-175 151-175 52 0 89 14 113 43 25 28 37 72 37 132zM681 270c0-47-7-81-21-102-13-21-36-31-69-31-32 0-56 10-71 32-14 21-21 54-21 101 0 44 7 77 21 99 15 23 37 34 68 34 33 0 57-11 72-32 14-22 21-55 21-101zM1010 438v-214c0-32-4-54-13-67-9-12-25-19-48-19-24 0-43 9-56 28-14 18-21 43-21 76v196h-56v-265c0-39 0-63-1-72h52c0 1 1 4 1 9s0 10 1 16c0 6 0 17 1 33 12-24 26-40 42-50 15-9 34-14 56-14 26 0 46 5 61 15 15 11 25 27 30 49h1c12-23 26-39 43-49 16-10 36-15 59-15 34 0 59 9 74 28 16 18 23 48 23 90v225h-55v-214c0-32-4-54-13-67-9-12-25-19-49-19s-43 9-56 28c-14 18-21 43-21 76v196z">
          <text:p/>
        </draw:path>
        <draw:polygon draw:style-name="gr1" draw:text-style-name="P1" draw:layer="layout" svg:width="10.972cm" svg:height="1.412cm" svg:x="16.227cm" svg:y="24.376cm" svg:viewBox="0 0 10973 1413" draw:points="0,1413 10973,1413 10973,0 0,0">
          <text:p/>
        </draw:polygon>
        <draw:polygon draw:style-name="gr1" draw:text-style-name="P1" draw:layer="layout" svg:width="10.972cm" svg:height="0.036cm" svg:x="16.227cm" svg:y="24.376cm" svg:viewBox="0 0 10973 37" draw:points="0,37 10973,37 10973,0 0,0">
          <text:p/>
        </draw:polygon>
        <draw:polygon draw:style-name="gr1" draw:text-style-name="P1" draw:layer="layout" svg:width="10.972cm" svg:height="0.036cm" svg:x="16.227cm" svg:y="25.752cm" svg:viewBox="0 0 10973 37" draw:points="0,37 10973,37 10973,0 0,0">
          <text:p/>
        </draw:polygon>
        <draw:polygon draw:style-name="gr1" draw:text-style-name="P1" draw:layer="layout" svg:width="0.036cm" svg:height="1.412cm" svg:x="16.227cm" svg:y="24.376cm" svg:viewBox="0 0 37 1413" draw:points="0,1413 37,1413 37,0 0,0">
          <text:p/>
        </draw:polygon>
        <draw:polygon draw:style-name="gr1" draw:text-style-name="P1" draw:layer="layout" svg:width="0.036cm" svg:height="1.412cm" svg:x="27.163cm" svg:y="24.376cm" svg:viewBox="0 0 37 1413" draw:points="0,1413 37,1413 37,0 0,0">
          <text:p/>
        </draw:polygon>
        <draw:path draw:style-name="gr1" draw:text-style-name="P1" draw:layer="layout" svg:width="1.848cm" svg:height="0.466cm" svg:x="16.234cm" svg:y="23.387cm" svg:viewBox="0 0 1849 467" svg:d="M0 461v-438h344v71h-252v111h233v71h-233v115h265v70zM412 334v-75h162v75zM847 461v-188c0-59-17-88-51-88-18 0-32 9-43 27s-17 41-17 70v179h-87v-260c0-18-1-33-1-44 0-13-1-23-2-32h84c0 4 1 14 2 32 1 17 2 29 2 35h1c11-25 24-44 40-56s35-17 57-17c52 0 83 24 94 73h2c11-26 25-44 41-57 16-11 36-16 61-16 32 0 57 11 74 34 17 22 26 54 26 96v212h-87v-188c0-59-17-88-50-88-17 0-31 8-42 24-11 17-17 40-18 68v184zM1297 467c-32 0-58-8-76-26s-27-43-27-75c0-34 11-61 34-79 22-18 55-28 99-28l72-1v-17c0-22-4-39-11-49-8-11-20-16-38-16-16 0-28 3-35 11-9 7-14 19-15 37l-91-5c6-32 21-57 45-75 24-17 57-25 100-25 42 0 75 10 98 32 23 21 34 50 34 89v122c0 19 3 32 7 39s11 11 21 11c7 0 13-1 19-2v47c-5 1-10 2-14 3s-8 2-12 3-9 1-13 2c-5 0-10 0-16 0-22 0-39-5-49-16-11-11-17-27-19-48h-2c-24 44-61 66-111 66zM1399 306h-44c-21 2-35 4-44 7-9 4-15 9-20 17-4 7-6 17-6 29 0 16 3 28 11 36 7 8 18 12 30 12 14 0 26-4 37-12 11-7 20-17 27-30 6-14 9-27 9-42zM1579 64v-64h88v64zM1579 461v-336h88v336zM1761 461v-461h88v461z">
          <text:p/>
        </draw:path>
        <draw:polygon draw:style-name="gr1" draw:text-style-name="P1" draw:layer="layout" svg:width="10.971cm" svg:height="1.411cm" svg:x="30.374cm" svg:y="24.235cm" svg:viewBox="0 0 10972 1412" draw:points="0,1412 10972,1412 10972,0 0,0">
          <text:p/>
        </draw:polygon>
        <draw:polygon draw:style-name="gr1" draw:text-style-name="P1" draw:layer="layout" svg:width="10.971cm" svg:height="0.036cm" svg:x="30.374cm" svg:y="24.235cm" svg:viewBox="0 0 10972 37" draw:points="0,37 10972,37 10972,0 0,0">
          <text:p/>
        </draw:polygon>
        <draw:polygon draw:style-name="gr1" draw:text-style-name="P1" draw:layer="layout" svg:width="10.971cm" svg:height="0.035cm" svg:x="30.374cm" svg:y="25.611cm" svg:viewBox="0 0 10972 36" draw:points="0,36 10972,36 10972,0 0,0">
          <text:p/>
        </draw:polygon>
        <draw:polygon draw:style-name="gr1" draw:text-style-name="P1" draw:layer="layout" svg:width="0.035cm" svg:height="1.411cm" svg:x="30.374cm" svg:y="24.235cm" svg:viewBox="0 0 36 1412" draw:points="0,1412 36,1412 36,0 0,0">
          <text:p/>
        </draw:polygon>
        <draw:polygon draw:style-name="gr1" draw:text-style-name="P1" draw:layer="layout" svg:width="0.035cm" svg:height="1.411cm" svg:x="41.31cm" svg:y="24.235cm" svg:viewBox="0 0 36 1412" draw:points="0,1412 36,1412 36,0 0,0">
          <text:p/>
        </draw:polygon>
        <draw:polygon draw:style-name="gr1" draw:text-style-name="P1" draw:layer="layout" svg:width="10.971cm" svg:height="1.411cm" svg:x="16.298cm" svg:y="27.128cm" svg:viewBox="0 0 10972 1412" draw:points="0,1412 10972,1412 10972,0 0,0">
          <text:p/>
        </draw:polygon>
        <draw:polygon draw:style-name="gr1" draw:text-style-name="P1" draw:layer="layout" svg:width="10.971cm" svg:height="0.035cm" svg:x="16.298cm" svg:y="27.128cm" svg:viewBox="0 0 10972 36" draw:points="0,36 10972,36 10972,0 0,0">
          <text:p/>
        </draw:polygon>
        <draw:polygon draw:style-name="gr1" draw:text-style-name="P1" draw:layer="layout" svg:width="10.971cm" svg:height="0.035cm" svg:x="16.298cm" svg:y="28.504cm" svg:viewBox="0 0 10972 36" draw:points="0,36 10972,36 10972,0 0,0">
          <text:p/>
        </draw:polygon>
        <draw:polygon draw:style-name="gr1" draw:text-style-name="P1" draw:layer="layout" svg:width="0.035cm" svg:height="1.411cm" svg:x="16.298cm" svg:y="27.128cm" svg:viewBox="0 0 36 1412" draw:points="0,1412 36,1412 36,0 0,0">
          <text:p/>
        </draw:polygon>
        <draw:polygon draw:style-name="gr1" draw:text-style-name="P1" draw:layer="layout" svg:width="0.035cm" svg:height="1.411cm" svg:x="27.234cm" svg:y="27.128cm" svg:viewBox="0 0 36 1412" draw:points="0,1412 36,1412 36,0 0,0">
          <text:p/>
        </draw:polygon>
        <draw:path draw:style-name="gr1" draw:text-style-name="P1" draw:layer="layout" svg:width="6.806cm" svg:height="0.592cm" svg:x="16.328cm" svg:y="26.245cm" svg:viewBox="0 0 6807 593" svg:d="M433 240c0 46-8 86-26 120-17 35-42 61-75 79-33 19-71 28-116 28s-83-9-116-27c-32-19-57-45-74-79-17-35-26-75-26-121 0-70 19-124 57-163 39-41 92-60 160-60 44 0 83 8 116 26 32 19 57 44 74 78 18 34 26 73 26 119zM373 240c0-54-14-97-41-128s-66-46-115-46c-50 0-89 15-116 46-27 30-41 73-41 128s14 99 42 131c27 32 65 48 114 48 51 0 89-16 116-47s41-75 41-132zM797 292c0 116-41 175-124 175-26 0-47-5-63-14-17-9-31-24-42-45 0 7-1 17-1 30-1 13-2 21-2 23h-54c1-11 2-34 2-69v-392h55v132c0 13 0 29-1 47h1c11-21 24-37 42-46 17-9 38-14 63-14 43 0 75 14 94 43 20 28 30 71 30 130zM739 293c0-46-6-80-19-100-12-21-32-31-61-31-32 0-55 11-69 32-14 22-22 56-22 103 0 44 7 76 21 97s37 32 69 32c29 0 49-11 62-32 12-20 19-54 19-101zM872 53v-53h56v53zM928 502c0 32-6 55-19 69-12 14-31 22-56 22-15 0-29-1-39-3v-43l19 1c15 0 25-3 31-11 5-7 8-21 8-43v-369h56zM1062 305c0 38 8 68 24 89s39 31 69 31c25 0 44-5 59-15 14-9 24-22 29-36l49 13c-20 53-65 80-137 80-49 0-87-15-113-45-26-29-39-73-39-131 0-56 13-98 39-128 26-29 63-44 111-44 99 0 148 60 148 179v7zM1244 262c-4-36-13-61-28-77-15-17-36-25-63-25-28 0-49 9-65 27s-24 43-26 75zM1507 458c-18 5-37 8-57 8-44 0-66-26-66-76v-224h-40v-41h42l16-76h37v76h63v41h-63v212c0 16 3 27 8 34 6 6 15 10 28 10 7 0 18-2 32-5zM1955 407c-11 21-24 37-41 46s-39 14-64 14c-42 0-73-14-94-43-20-28-30-72-30-130 0-117 42-175 124-175 25 0 47 5 64 14s30 24 41 44v-37-140h55v392c0 35 1 58 2 69h-53c-1-4-1-11-2-23s-1-22-1-31zM1785 293c0 47 7 80 19 101 12 20 32 30 60 30 32 0 55-11 69-33s22-56 22-102c0-45-8-77-22-98-14-20-37-31-68-31-28 0-48 11-61 32-12 20-19 54-19 101zM2144 305c0 38 8 68 24 89s39 31 70 31c24 0 44-5 58-15 15-9 24-22 30-36l49 13c-20 53-66 80-137 80-50 0-87-15-113-45-26-29-39-73-39-131 0-56 13-98 39-128 26-29 63-44 111-44 99 0 148 60 148 179v7zM2326 262c-3-36-12-61-27-77-15-17-36-25-64-25-27 0-48 9-64 27s-25 43-26 75zM2790 461h-66l-122-336h60l74 218c2 9 9 33 21 74l11-36 12-37 76-219h59zM3250 293c0 58-13 102-39 131-25 29-63 43-112 43s-86-15-111-45-38-73-38-129c0-116 50-174 151-174 51 0 89 14 113 42 24 29 36 72 36 132zM3192 293c0-47-7-80-21-101s-37-32-69-32c-33 0-57 11-71 32-15 22-22 55-22 101 0 44 7 77 22 99 14 22 37 34 67 34 34 0 58-11 72-33 14-21 22-55 22-100zM3455 458c-19 5-38 8-57 8-45 0-67-26-67-76v-224h-39v-41h41l17-76h37v76h62v41h-62v212c0 16 2 27 8 34 5 6 14 10 27 10 7 0 18-2 33-5zM3509 461v-258c0-23 0-49-2-78h53c2 38 3 61 3 69h1c8-29 19-49 30-59 12-11 28-16 49-16 8 0 15 1 23 3v52c-8-3-17-4-30-4-23 0-40 10-53 30-12 20-18 49-18 86v175zM3768 305c0 38 8 68 24 89s39 31 69 31c25 0 44-5 58-15 15-9 25-22 30-36l49 13c-20 53-65 80-137 80-49 0-87-15-113-45-26-29-39-73-39-131 0-56 13-98 39-128 26-29 63-44 111-44 99 0 148 60 148 179v7zM3949 262c-3-36-12-61-27-77-15-17-36-25-63-25-28 0-49 9-65 27s-24 43-26 75zM4462 461v-213c0-32-5-55-14-67-8-13-24-19-48-19-23 0-42 9-56 27s-21 44-21 77v195h-55v-264c0-39-1-63-2-72h52c1 1 1 4 1 9 0 4 1 9 1 15s1 17 1 33h1c12-23 26-40 41-49s34-14 57-14c25 0 45 5 60 15s25 26 31 48h1c12-22 26-38 42-48s36-15 60-15c34 0 58 9 74 28 15 18 23 48 23 90v224h-55v-213c0-32-5-55-14-67-9-13-25-19-48-19-24 0-43 9-57 27-13 18-20 44-20 77v195zM4844 305c0 38 8 68 24 89s39 31 69 31c25 0 44-5 58-15 15-9 25-22 30-36l49 13c-20 53-65 80-137 80-49 0-87-15-113-45-26-29-39-73-39-131 0-56 13-98 39-128 26-29 63-44 111-44 99 0 148 60 148 179v7zM5025 262c-3-36-12-61-27-77-15-17-36-25-63-25-28 0-49 9-65 27s-24 43-26 75zM5411 368c0 32-12 56-36 73-23 17-57 26-100 26-41 0-73-7-96-21s-37-35-44-64l49-9c5 18 14 31 29 39s36 12 62 12c29 0 50-4 63-13 13-8 19-21 19-38 0-14-4-24-13-33-10-8-24-15-45-20l-39-11c-32-8-55-16-69-24-13-8-24-18-32-29-7-12-11-26-11-42 0-31 11-54 33-70s53-24 95-24c37 0 66 7 88 20s36 34 42 62l-50 6c-4-14-12-26-26-34-13-8-31-12-54-12-25 0-44 4-56 12-12 7-18 19-18 34 0 10 3 18 8 24s12 12 22 16 30 10 61 18c30 7 51 14 64 20 13 7 23 14 31 21 7 8 13 17 17 27s6 21 6 34zM5735 368c0 32-12 56-36 73s-57 26-100 26c-42 0-74-7-96-21-23-14-38-35-45-64l50-9c4 18 14 31 29 39s35 12 62 12c28 0 49-4 62-13 13-8 20-21 20-38 0-14-5-24-14-33-9-8-24-15-44-20l-40-11c-32-8-54-16-68-24s-24-18-32-29c-8-12-12-26-12-42 0-31 11-54 33-70s54-24 96-24c37 0 66 7 88 20s36 34 41 62l-50 6c-3-14-12-26-25-34-14-8-32-12-54-12-26 0-44 4-56 12-12 7-18 19-18 34 0 10 2 18 7 24s13 12 22 16c10 4 31 10 62 18 29 7 51 14 64 20 13 7 23 14 30 21 8 8 14 17 18 27s6 21 6 34zM5893 467c-34 0-60-9-77-27-16-18-25-42-25-73 0-34 11-61 34-80s60-29 111-30l75-1v-18c0-27-6-47-17-59-12-12-30-18-55-18s-43 5-54 13c-12 9-18 22-21 41l-58-6c10-60 54-90 135-90 42 0 74 10 95 29s32 47 32 84v144c0 17 2 29 6 38 4 8 13 13 25 13 5 0 11-1 18-3v35c-14 3-28 5-43 5-21 0-36-5-45-16s-15-28-16-51h-2c-14 25-30 43-49 54s-42 16-69 16zM5905 425c21 0 39-5 55-14s28-22 37-38c9-17 14-33 14-50v-28l-61 2c-26 0-46 3-60 7-13 5-24 13-31 23-7 11-11 24-11 41 0 18 5 32 15 42s24 15 42 15zM6293 593c-37 0-66-8-87-22-22-14-36-35-42-61l56-8c4 15 12 27 24 35 13 9 30 13 50 13 56 0 84-32 84-97v-55h-1c-10 22-25 38-43 49-19 11-40 17-64 17-42 0-72-14-91-42-20-27-30-70-30-128 0-60 11-104 32-132 20-28 52-42 95-42 23 0 44 6 61 16 18 11 31 27 41 46h1c0-5 0-16 1-32 1-15 1-23 2-25h53c-1 11-2 35-2 70v256c0 94-47 142-140 142zM6378 293c0-27-4-51-11-71-8-19-18-34-32-45-13-10-29-16-46-16-28 0-49 11-62 32-13 20-20 54-20 100s6 79 18 99c13 20 34 30 63 30 18 0 34-5 47-16 14-10 24-25 32-44 7-19 11-42 11-69zM6567 305c0 38 8 68 24 89s39 31 70 31c24 0 44-5 58-15 15-9 24-22 30-36l49 13c-20 53-66 80-137 80-50 0-87-15-113-45-26-29-39-73-39-131 0-56 13-98 39-128 26-29 63-44 111-44 99 0 148 60 148 179v7zM6749 262c-3-36-12-61-27-77-15-17-36-25-64-25-27 0-49 9-64 27-16 18-25 43-26 75z">
          <text:p/>
        </draw:path>
        <draw:polygon draw:style-name="gr1" draw:text-style-name="P1" draw:layer="layout" svg:width="23.142cm" svg:height="6.033cm" svg:x="16.51cm" svg:y="30.691cm" svg:viewBox="0 0 23143 6034" draw:points="0,6034 23143,6034 23143,0 0,0">
          <text:p/>
        </draw:polygon>
        <draw:polygon draw:style-name="gr1" draw:text-style-name="P1" draw:layer="layout" svg:width="23.142cm" svg:height="0.035cm" svg:x="16.51cm" svg:y="30.691cm" svg:viewBox="0 0 23143 36" draw:points="0,36 23143,36 23143,0 0,0">
          <text:p/>
        </draw:polygon>
        <draw:polygon draw:style-name="gr1" draw:text-style-name="P1" draw:layer="layout" svg:width="23.142cm" svg:height="0.036cm" svg:x="16.51cm" svg:y="36.688cm" svg:viewBox="0 0 23143 37" draw:points="0,37 23143,37 23143,0 0,0">
          <text:p/>
        </draw:polygon>
        <draw:polygon draw:style-name="gr1" draw:text-style-name="P1" draw:layer="layout" svg:width="0.035cm" svg:height="6.033cm" svg:x="16.51cm" svg:y="30.691cm" svg:viewBox="0 0 36 6034" draw:points="0,6034 36,6034 36,0 0,0">
          <text:p/>
        </draw:polygon>
        <draw:polygon draw:style-name="gr1" draw:text-style-name="P1" draw:layer="layout" svg:width="0.036cm" svg:height="6.033cm" svg:x="39.616cm" svg:y="30.691cm" svg:viewBox="0 0 37 6034" draw:points="0,6034 37,6034 37,0 0,0">
          <text:p/>
        </draw:polygon>
        <draw:path draw:style-name="gr1" draw:text-style-name="P1" draw:layer="layout" svg:width="4.276cm" svg:height="0.569cm" svg:x="16.265cm" svg:y="29.795cm" svg:viewBox="0 0 4277 570" svg:d="M240 439h-61l-179-439h63l121 309 26 77 26-77 120-309h62zM719 270c0 59-13 103-39 132-26 28-63 43-112 43s-86-15-112-45c-25-30-37-73-37-130 0-115 50-173 150-173 52 0 89 14 113 42 24 29 37 72 37 131zM660 270c0-46-7-79-21-100-13-21-36-32-69-32-32 0-56 11-71 32-14 21-21 55-21 100s7 78 21 100 37 33 68 33c33 0 57-10 72-32 14-21 21-55 21-101zM923 436c-18 5-37 8-57 8-44 0-66-26-66-77v-223h-40v-41h42l16-75h37v75h63v41h-63v211c0 16 3 28 8 34 6 7 15 10 28 10 7 0 18-1 32-4zM978 439v-258c0-23-1-49-2-78h52c2 38 3 61 3 69h1c9-29 19-49 31-59 11-11 28-16 49-16 7 0 15 1 23 3v51c-8-2-18-3-30-3-23 0-41 10-53 30-13 20-19 48-19 86v175zM1236 283c0 38 8 68 24 89 16 20 39 31 70 31 24 0 43-5 58-15 14-10 24-22 29-37l50 14c-20 53-66 80-137 80-50 0-88-15-113-45-26-29-39-73-39-131 0-56 13-98 39-128 25-29 63-44 111-44 98 0 148 59 148 178v8zM1418 240c-3-36-12-61-27-78-15-16-36-24-64-24-27 0-49 9-64 27-16 18-25 43-26 75zM1930 439v-213c0-33-4-55-13-67-9-13-25-19-48-19-24 0-43 9-57 27-13 18-20 44-20 77v195h-56v-264c0-39 0-63-2-72h53c0 1 0 4 1 8 0 5 0 10 0 16 1 6 1 17 2 33 12-23 26-40 41-49 16-10 35-14 57-14 26 0 46 5 61 15 14 10 25 26 30 48h1c12-22 26-38 42-48 17-10 37-15 60-15 34 0 59 9 74 27 16 19 23 49 23 91v224h-55v-213c0-33-4-55-13-67-9-13-25-19-49-19s-43 9-56 27c-14 18-21 44-21 77v195zM2312 283c0 38 8 68 24 89 16 20 39 31 70 31 24 0 43-5 58-15 14-10 24-22 29-37l50 14c-20 53-66 80-137 80-50 0-88-15-113-45-26-29-39-73-39-131 0-56 13-98 39-128 25-29 62-44 111-44 98 0 148 59 148 178v8zM2494 240c-3-36-12-61-27-78-15-16-36-24-64-24-27 0-49 9-64 27-16 18-25 43-26 75zM2880 346c0 32-12 56-36 73s-57 26-100 26c-42 0-74-7-96-21-23-14-38-35-45-64l50-10c4 18 14 32 29 40s35 12 62 12c28 0 49-4 62-13 13-8 20-21 20-39 0-13-5-24-14-32s-24-15-44-21l-40-10c-32-8-54-17-68-25-14-7-24-17-32-29-8-11-12-25-12-41 0-31 11-54 33-70s54-24 96-24c37 0 66 6 88 19 22 14 35 34 41 63l-50 6c-3-15-12-26-25-34-14-8-32-12-54-12-26 0-44 4-56 11-12 8-18 20-18 35 0 10 2 18 7 24s13 11 22 16c10 4 31 10 62 17 29 8 51 15 64 21 13 7 23 14 30 21 8 8 14 16 18 26 4 11 6 22 6 35zM3204 346c0 32-12 56-35 73-24 17-58 26-101 26-41 0-73-7-97-21-23-14-37-35-44-64l50-10c5 18 14 32 29 40s36 12 62 12c29 0 50-4 63-13 13-8 19-21 19-39 0-13-4-24-13-32-10-8-24-15-44-21l-40-10c-32-8-55-17-68-25-15-7-26-17-33-29-8-11-12-25-12-41 0-31 11-54 34-70 22-16 53-24 95-24 37 0 66 6 88 19 22 14 36 34 42 63l-50 6c-4-15-12-26-26-34-13-8-31-12-54-12-25 0-44 4-56 11-12 8-17 20-17 35 0 10 2 18 7 24s12 11 22 16c10 4 30 10 61 17 30 8 51 15 64 21 13 7 23 14 31 21 8 8 13 16 17 26 4 11 6 22 6 35zM3362 445c-34 0-59-9-76-27s-25-42-25-73c0-35 11-61 34-80s60-29 111-30l75-1v-18c0-28-6-47-18-59-11-12-29-18-54-18s-43 4-55 13c-11 8-18 22-20 41l-58-6c9-60 54-90 134-90 42 0 74 9 95 29 22 19 32 47 32 84v144c0 17 2 29 7 38 4 8 12 12 25 12 5 0 11 0 18-2v35c-14 3-29 5-43 5-21 0-36-6-46-16-9-11-14-28-15-51h-2c-14 25-31 43-50 54-19 10-42 16-69 16zM3375 403c20 0 39-5 54-14 16-9 29-22 38-38 9-17 14-33 14-50v-28l-61 1c-27 1-47 3-60 8-14 5-24 13-31 23s-11 24-11 41c0 18 5 32 15 42 9 10 23 15 42 15zM3762 570c-36 0-65-7-87-21-22-15-35-35-42-61l56-9c4 16 12 28 25 36 13 9 29 13 50 13 55 0 83-33 83-98v-54c-11 22-25 38-44 49-18 11-40 16-64 16-41 0-71-13-91-41-19-27-29-70-29-128 0-60 10-104 31-132s53-42 95-42c24 0 44 5 62 16s31 26 40 46h1c0-6 1-16 1-32 1-15 2-24 3-25h52c-1 11-1 34-1 69v257c0 94-47 141-141 141zM3847 271c0-28-4-51-11-71s-18-35-31-45c-14-11-29-16-46-16-29 0-50 11-63 31-13 21-19 55-19 101s6 79 18 99 33 30 63 30c18 0 33-5 47-16 13-10 24-25 31-44 7-20 11-43 11-69zM4037 283c0 38 8 68 24 89 16 20 39 31 69 31 25 0 44-5 59-15 14-10 24-22 29-37l49 14c-20 53-65 80-137 80-49 0-87-15-113-45-26-29-39-73-39-131 0-56 13-98 39-128 26-29 63-44 111-44 99 0 149 59 149 178v8zM4219 240c-4-36-13-61-28-78-14-16-36-24-63-24s-49 9-65 27-24 43-26 75z">
          <text:p/>
        </draw:path>
        <draw:path draw:style-name="gr1" draw:text-style-name="P1" draw:layer="layout" svg:width="4.529cm" svg:height="0.599cm" svg:x="16.562cm" svg:y="37.562cm" svg:viewBox="0 0 4530 600" svg:d="M59 78v163h244v49h-244v177h-59v-437h310v48zM383 60v-53h56v53zM383 467v-336h56v336zM573 298c0 44 7 77 21 99 14 21 35 32 63 32 20 0 37-5 50-16 14-11 22-27 25-50l57 4c-5 32-19 58-42 77s-52 29-88 29c-47 0-83-15-107-44-25-30-37-73-37-130 0-56 12-99 37-129s60-45 107-45c34 0 62 9 85 27s37 42 42 74l-57 4c-3-19-10-34-22-45s-28-16-50-16c-29 0-51 10-64 29-13 20-20 53-20 100zM909 189c12-22 27-38 44-48 17-11 38-16 64-16 36 0 63 9 80 27 18 19 26 49 26 91v224h-56v-213c0-23-2-41-7-52-4-12-11-20-21-26-10-5-24-8-41-8-26 0-47 9-63 27-16 19-24 43-24 74v198h-56v-460h56v119c0 13 0 26-1 40-1 13-1 21-1 23zM1213 60v-53h55v53zM1213 467v-336h55v336zM1402 311c0 39 8 68 24 89s39 31 70 31c24 0 44-5 58-15 15-9 24-21 30-36l49 14c-20 53-66 79-137 79-50 0-88-15-113-44-26-30-39-74-39-132 0-55 13-98 39-127 25-30 63-45 111-45 99 0 148 60 148 179v7zM1584 268c-3-35-12-61-27-77s-36-24-64-24c-27 0-49 9-64 27-16 18-25 42-26 74zM1720 467v-257c0-24-1-50-2-79h52c2 38 3 61 3 69h1c9-29 19-49 31-59 11-11 28-16 49-16 7 0 15 1 23 3v52c-8-2-18-4-30-4-23 0-41 10-53 30-13 20-19 49-19 86v175zM2204 473c-34 0-60-9-76-27-17-18-26-42-26-73 0-34 12-61 34-80 23-18 60-28 111-29l75-2v-18c0-27-6-47-17-59-12-11-30-17-55-17s-43 4-54 12c-12 9-18 22-20 41l-59-5c10-61 54-91 135-91 42 0 74 10 95 29s32 47 32 84v145c0 16 2 29 6 37 4 9 13 13 25 13 5 0 12-1 19-2v34c-15 4-29 5-43 5-21 0-37-5-46-16s-15-28-16-51h-2c-14 25-30 43-49 54s-42 16-69 16zM2216 431c21 0 39-4 55-14 16-9 28-22 37-38 10-16 14-33 14-50v-27l-60 1c-27 0-47 3-61 8-13 5-24 12-31 23-7 10-10 23-10 40 0 18 4 32 14 42s24 15 42 15zM2269 94l-103-86v-8h65l67 88v6zM2659 60v-53h56v53zM2715 509c0 32-7 55-19 69-12 15-31 22-56 22-16 0-29-1-39-3v-43l19 2c15 0 25-4 30-11 6-8 9-22 9-44v-370h56zM3089 299c0 59-12 102-38 131s-63 43-113 43c-48 0-86-15-111-45-25-29-37-73-37-129 0-116 50-174 150-174 51 0 89 14 113 43 24 28 36 72 36 131zM3031 299c0-46-7-80-21-101-13-21-37-31-69-31-33 0-56 10-71 32-14 21-21 54-21 100 0 44 7 77 21 99 14 23 37 34 68 34 33 0 57-11 72-33 14-21 21-55 21-100zM3164 60v-53h56v53zM3164 467v-336h56v336zM3524 467v-213c0-22-2-39-6-51-5-12-12-21-21-27-9-5-23-8-42-8-26 0-48 9-63 28-16 18-24 44-24 76v195h-55v-264c0-39-1-63-2-72h52c1 1 1 4 1 9 0 4 1 10 1 16 0 5 1 16 1 33h1c13-24 27-40 44-49 17-10 38-15 63-15 37 0 64 9 81 28 17 18 26 48 26 90v224zM3883 413c-10 22-24 37-41 46s-39 14-65 14c-42 0-73-14-93-43-20-28-30-71-30-130 0-116 41-175 123-175 26 0 48 5 65 14 17 10 31 24 41 45h1l-1-38v-139h56v391c0 35 0 58 1 69h-53c0-3-1-11-2-23 0-12-1-22-1-31zM3713 299c0 47 6 80 18 101 13 20 33 30 61 30 32 0 55-11 70-33 14-22 21-56 21-102 0-45-7-77-21-98-15-20-38-30-70-30-28 0-48 10-60 31-13 20-19 54-19 101zM4031 467v-257c0-24 0-50-1-79h52c2 38 3 61 3 69h1c9-29 19-49 30-59 12-11 28-16 49-16 8 0 16 1 23 3v52c-7-2-17-4-29-4-23 0-41 10-54 30-12 20-18 49-18 86v175zM4290 311c0 39 8 68 24 89s39 31 70 31c24 0 43-5 58-15 14-9 24-21 29-36l49 14c-20 53-65 79-136 79-50 0-88-15-114-44-26-30-39-74-39-132 0-55 13-98 39-127 26-30 63-45 111-45 99 0 149 60 149 179v7zM4472 268c-4-35-13-61-28-77-14-16-36-24-63-24s-49 9-65 27c-15 18-24 42-26 74z">
          <text:p/>
        </draw:path>
        <draw:polygon draw:style-name="gr1" draw:text-style-name="P1" draw:layer="layout" svg:width="7.937cm" svg:height="0.918cm" svg:x="16.51cm" svg:y="38.84cm" svg:viewBox="0 0 7938 919" draw:points="0,919 7938,919 7938,0 0,0">
          <text:p/>
        </draw:polygon>
        <draw:polygon draw:style-name="gr1" draw:text-style-name="P1" draw:layer="layout" svg:width="7.937cm" svg:height="0.036cm" svg:x="16.51cm" svg:y="38.84cm" svg:viewBox="0 0 7938 37" draw:points="0,37 7938,37 7938,0 0,0">
          <text:p/>
        </draw:polygon>
        <draw:polygon draw:style-name="gr1" draw:text-style-name="P1" draw:layer="layout" svg:width="7.937cm" svg:height="0.036cm" svg:x="16.51cm" svg:y="39.722cm" svg:viewBox="0 0 7938 37" draw:points="0,37 7938,37 7938,0 0,0">
          <text:p/>
        </draw:polygon>
        <draw:polygon draw:style-name="gr1" draw:text-style-name="P1" draw:layer="layout" svg:width="0.035cm" svg:height="0.918cm" svg:x="16.51cm" svg:y="38.84cm" svg:viewBox="0 0 36 919" draw:points="0,919 36,919 36,0 0,0">
          <text:p/>
        </draw:polygon>
        <draw:polygon draw:style-name="gr1" draw:text-style-name="P1" draw:layer="layout" svg:width="0.035cm" svg:height="0.918cm" svg:x="24.412cm" svg:y="38.84cm" svg:viewBox="0 0 36 919" draw:points="0,919 36,919 36,0 0,0">
          <text:p/>
        </draw:polygon>
        <draw:polygon draw:style-name="gr1" draw:text-style-name="P1" draw:layer="layout" svg:width="8.89cm" svg:height="1.729cm" svg:x="23.953cm" svg:y="41.133cm" svg:viewBox="0 0 8891 1730" draw:points="0,1730 8891,1730 8891,0 0,0">
          <text:p/>
        </draw:polygon>
        <draw:polygon draw:style-name="gr1" draw:text-style-name="P1" draw:layer="layout" svg:width="8.89cm" svg:height="0.036cm" svg:x="23.953cm" svg:y="41.133cm" svg:viewBox="0 0 8891 37" draw:points="0,37 8891,37 8891,0 0,0">
          <text:p/>
        </draw:polygon>
        <draw:polygon draw:style-name="gr1" draw:text-style-name="P1" draw:layer="layout" svg:width="8.89cm" svg:height="0.035cm" svg:x="23.953cm" svg:y="42.827cm" svg:viewBox="0 0 8891 36" draw:points="0,36 8891,36 8891,0 0,0">
          <text:p/>
        </draw:polygon>
        <draw:polygon draw:style-name="gr1" draw:text-style-name="P1" draw:layer="layout" svg:width="0.035cm" svg:height="1.729cm" svg:x="23.953cm" svg:y="41.133cm" svg:viewBox="0 0 36 1730" draw:points="0,1730 36,1730 36,0 0,0">
          <text:p/>
        </draw:polygon>
        <draw:polygon draw:style-name="gr1" draw:text-style-name="P1" draw:layer="layout" svg:width="0.035cm" svg:height="1.729cm" svg:x="32.808cm" svg:y="41.133cm" svg:viewBox="0 0 36 1730" draw:points="0,1730 36,1730 36,0 0,0">
          <text:p/>
        </draw:polygon>
        <draw:path draw:style-name="gr3" draw:text-style-name="P3" draw:layer="layout" svg:width="2.014cm" svg:height="0.506cm" svg:x="27.409cm" svg:y="41.803cm" svg:viewBox="0 0 2015 507" svg:d="M0 389v-389h295v43h-242v125h226v42h-226v136h253v43zM558 389v-189c0-20-2-36-6-46-4-11-10-19-18-24-9-5-21-7-38-7-24 0-42 8-56 25-14 16-21 39-21 68v173h-49v-235c0-35-1-56-2-63h47c0 0 0 3 1 7 0 4 0 8 0 14 0 5 1 15 1 29h1c11-20 25-35 39-43 15-9 34-13 56-13 33 0 57 8 72 24s23 43 23 81v199zM813 389h-59l-108-298h53l66 194c2 7 8 29 19 65l9-32 11-33 68-194h53zM1217 239c0 53-12 91-35 117-23 25-56 38-100 38-43 0-76-13-99-40-22-26-33-65-33-115 0-103 45-154 134-154 45 0 79 13 101 37 21 25 32 64 32 117zM1164 239c0-41-6-71-18-89-12-19-32-29-62-29-29 0-50 10-62 29-13 19-20 49-20 89s7 69 19 89c13 19 33 29 61 29 29 0 51-9 63-28 13-19 19-49 19-90zM1293 507c-14 0-25-1-34-3v-37c7 1 14 2 23 2 31 0 55-24 73-70l5-12-118-296h52l63 164c1 3 2 6 3 9 2 4 6 16 13 36 7 21 11 32 11 35l20-55 65-189h52l-115 298c-12 32-23 55-34 72-10 15-22 27-35 35-13 7-28 11-44 11zM1598 250c0 34 7 60 21 79 15 18 35 28 62 28 22 0 39-5 52-13 13-9 22-20 27-33l44 13c-19 47-59 70-123 70-44 0-77-13-100-39s-35-66-35-117c0-50 12-87 35-114 23-26 56-39 99-39 87 0 132 53 132 158v7zM1760 212c-3-31-11-54-24-69-13-14-32-22-57-22-24 0-43 8-57 25-15 16-22 38-23 66zM1876 389v-229c0-21-1-44-2-69h47c2 33 2 54 2 60h1c9-25 18-43 28-52s25-14 44-14c6 0 13 1 19 3v45c-6-2-15-3-26-3-21 0-36 9-47 27s-16 43-16 76v156z">
          <text:p/>
        </draw:path>
        <draw:polygon draw:style-name="gr5" draw:text-style-name="P5" draw:layer="layout" svg:width="4.939cm" svg:height="2.469cm" svg:x="46.002cm" svg:y="1.164cm" svg:viewBox="0 0 4940 2470" draw:points="0,2470 4940,2470 4940,0 0,0">
          <text:p/>
        </draw:polygon>
        <draw:polygon draw:style-name="gr1" draw:text-style-name="P1" draw:layer="layout" svg:width="4.939cm" svg:height="0.035cm" svg:x="46.002cm" svg:y="1.164cm" svg:viewBox="0 0 4940 36" draw:points="0,36 4940,36 4940,0 0,0">
          <text:p/>
        </draw:polygon>
        <draw:polygon draw:style-name="gr1" draw:text-style-name="P1" draw:layer="layout" svg:width="4.939cm" svg:height="0.035cm" svg:x="46.002cm" svg:y="3.598cm" svg:viewBox="0 0 4940 36" draw:points="0,36 4940,36 4940,0 0,0">
          <text:p/>
        </draw:polygon>
        <draw:polygon draw:style-name="gr1" draw:text-style-name="P1" draw:layer="layout" svg:width="0.035cm" svg:height="2.469cm" svg:x="46.002cm" svg:y="1.164cm" svg:viewBox="0 0 36 2470" draw:points="0,2470 36,2470 36,0 0,0">
          <text:p/>
        </draw:polygon>
        <draw:polygon draw:style-name="gr1" draw:text-style-name="P1" draw:layer="layout" svg:width="0.036cm" svg:height="2.469cm" svg:x="50.905cm" svg:y="1.164cm" svg:viewBox="0 0 37 2470" draw:points="0,2470 37,2470 37,0 0,0">
          <text:p/>
        </draw:polygon>
        <draw:path draw:style-name="gr1" draw:text-style-name="P1" draw:layer="layout" svg:width="3.596cm" svg:height="0.526cm" svg:x="46.684cm" svg:y="2.166cm" svg:viewBox="0 0 3597 527" svg:d="M252 410l-208-332 2 26 1 47v259h-47v-390h61l210 334c-3-36-4-62-4-78v-256h48v390zM651 261c0 51-11 91-34 116s-57 38-101 38c-43 0-76-13-98-40-23-26-34-65-34-114 0-104 45-156 134-156 46 0 79 12 101 37 21 25 32 66 32 119zM599 261c0-42-6-73-18-91-13-19-33-29-62-29s-50 10-63 29-19 50-19 91c0 39 6 68 19 88 12 20 33 29 60 29 30 0 51-9 64-28 12-19 19-49 19-89zM761 111v190c0 19 2 34 6 45 3 11 9 19 18 24 8 4 21 7 38 7 23 0 42-8 56-25 14-16 21-39 21-68v-173h49v235c0 35 1 56 2 64h-47c0-1-1-4-1-8s0-8 0-14c-1-5-1-15-1-29h-1c-12 20-25 35-40 43-14 9-33 13-56 13-32 0-56-8-71-24s-23-44-23-81v-199zM1250 327c0 28-11 50-32 65-21 16-51 23-89 23-37 0-66-6-86-18-20-13-33-32-39-57l43-9c5 16 14 28 27 35s32 11 55 11c25 0 43-4 55-11 12-8 18-20 18-35 0-12-4-21-12-29-9-7-22-13-40-18l-35-9c-28-8-49-15-61-22s-21-15-28-25-10-23-10-39c0-27 9-48 29-62 19-14 48-21 85-21 32 0 59 5 78 17s32 30 37 56l-45 5c-3-13-10-23-22-30s-28-11-48-11c-23 0-39 4-50 10-11 7-16 17-16 31 0 9 2 16 7 22 4 6 11 10 19 14 9 4 27 10 54 16 27 7 46 13 58 19 11 5 20 12 27 18 6 7 12 15 15 24 4 9 6 19 6 30zM1466 410v-230c0-21-1-44-2-69h47c1 34 2 54 2 60h1c8-25 18-43 28-52s25-14 43-14c7 0 14 1 20 3v45c-6-2-15-3-26-3-21 0-36 9-47 27s-16 44-16 77v156zM1691 271c0 34 7 60 21 79s35 28 62 28c22 0 39-5 52-13 13-9 21-20 26-33l45 13c-18 47-60 70-123 70-44 0-78-13-101-39-23-27-34-65-34-117 0-50 11-88 34-114 23-27 56-40 99-40 88 0 133 53 133 159v7zM1852 233c-2-31-10-55-24-70-13-14-32-22-57-22-24 0-43 8-57 25-14 16-22 39-23 67zM1967 47v-47h50v47zM2017 447c0 28-6 49-16 61-12 13-28 19-50 19-15 0-26-1-35-3v-38l16 2c14 0 22-3 28-10 5-6 7-19 7-39v-328h50zM2345 261c0 51-11 91-35 116-23 25-56 38-100 38-43 0-76-13-99-40-22-26-33-65-33-114 0-104 45-156 134-156 46 0 79 12 101 37 21 25 32 66 32 119zM2293 261c0-42-6-73-19-91-12-19-33-29-61-29-29 0-51 10-63 29-13 19-20 50-20 91 0 39 7 68 19 88 13 20 33 29 61 29 30 0 51-9 64-28 12-19 19-49 19-89zM2406 47v-47h50v47zM2406 410v-299h50v299zM2721 410v-189c0-21-2-37-6-47-4-11-10-19-18-24-9-4-21-7-38-7-24 0-43 8-56 24-14 17-21 41-21 70v173h-50v-236c0-35 0-56-1-63h47c0 0 0 3 0 7s1 9 1 14 0 15 1 29h1c11-20 24-35 39-43 15-9 34-13 56-13 33 0 57 8 72 24 15 17 22 43 22 82v199zM3033 362c-9 19-21 33-36 41s-34 12-57 12c-37 0-65-12-83-38-18-25-26-64-26-115 0-105 36-157 109-157 23 0 42 4 57 12 15 9 27 22 36 40h1l-1-34v-123h50v348c0 31 1 52 2 62h-48c0-3-1-10-2-21 0-10 0-19 0-27zM2883 261c0 41 5 71 16 89s29 27 54 27c28 0 49-10 61-30 13-19 19-49 19-90 0-39-6-70-19-88-12-18-33-28-61-28-25 0-43 10-54 28-11 19-16 50-16 92zM3160 410v-230c0-21-1-44-2-69h47c1 34 2 54 2 60h1c8-25 17-43 28-52 10-9 24-14 43-14 7 0 13 1 20 3v45c-7-2-15-3-26-3-21 0-37 9-48 27-10 18-16 44-16 77v156zM3384 271c0 34 8 60 22 79s35 28 62 28c21 0 39-5 52-13 12-9 21-20 26-33l43 13c-18 47-58 70-121 70-44 0-78-13-101-39-23-27-34-65-34-117 0-50 11-88 34-114 23-27 56-40 99-40 87 0 131 53 131 159v7zM3546 233c-2-31-11-55-24-70-13-14-32-22-57-22-24 0-43 8-57 25-14 16-22 39-23 67z">
          <text:p/>
        </draw:path>
        <draw:polygon draw:style-name="gr3" draw:text-style-name="P3" draw:layer="layout" svg:width="4.939cm" svg:height="2.47cm" svg:x="28.151cm" svg:y="1.093cm" svg:viewBox="0 0 4940 2471" draw:points="0,2471 4940,2471 4940,0 0,0">
          <text:p/>
        </draw:polygon>
        <draw:polygon draw:style-name="gr1" draw:text-style-name="P1" draw:layer="layout" svg:width="4.939cm" svg:height="0.035cm" svg:x="28.151cm" svg:y="1.093cm" svg:viewBox="0 0 4940 36" draw:points="0,36 4940,36 4940,0 0,0">
          <text:p/>
        </draw:polygon>
        <draw:polygon draw:style-name="gr1" draw:text-style-name="P1" draw:layer="layout" svg:width="4.939cm" svg:height="0.036cm" svg:x="28.151cm" svg:y="3.527cm" svg:viewBox="0 0 4940 37" draw:points="0,37 4940,37 4940,0 0,0">
          <text:p/>
        </draw:polygon>
        <draw:polygon draw:style-name="gr1" draw:text-style-name="P1" draw:layer="layout" svg:width="0.035cm" svg:height="2.47cm" svg:x="28.151cm" svg:y="1.093cm" svg:viewBox="0 0 36 2471" draw:points="0,2471 36,2471 36,0 0,0">
          <text:p/>
        </draw:polygon>
        <draw:polygon draw:style-name="gr1" draw:text-style-name="P1" draw:layer="layout" svg:width="0.035cm" svg:height="2.47cm" svg:x="33.055cm" svg:y="1.093cm" svg:viewBox="0 0 36 2471" draw:points="0,2471 36,2471 36,0 0,0">
          <text:p/>
        </draw:polygon>
        <draw:path draw:style-name="gr1" draw:text-style-name="P1" draw:layer="layout" svg:width="2.399cm" svg:height="0.512cm" svg:x="29.424cm" svg:y="2.11cm" svg:viewBox="0 0 2400 513" svg:d="M386 199c0 41-8 76-24 107-15 30-38 54-67 70s-63 25-102 25c-40 0-75-8-104-24-28-17-50-40-66-71-15-30-23-66-23-107 0-63 17-112 51-147s82-52 142-52c40 0 74 8 103 23 29 16 51 39 67 69 15 30 23 65 23 107zM332 199c0-49-12-87-36-115-24-27-58-41-103-41-44 0-78 14-103 41-24 27-36 65-36 115 0 49 12 88 37 116 24 28 58 43 102 43 45 0 79-14 103-41 24-28 36-67 36-118zM499 96v190c0 20 2 35 6 46 3 10 10 18 18 23s21 7 39 7c23 0 42-8 56-24 14-17 21-39 21-68v-174h49v235c0 35 1 56 2 64h-47c0-1-1-3-1-8 0-3 0-8 0-13 0-6-1-15-1-30h-1c-12 21-25 35-40 44-15 8-33 13-57 13-32 0-56-9-71-25s-23-43-23-81v-199zM896 395h-59l-108-299h53l66 195c2 8 8 29 18 65l10-32 11-32 68-196h52zM1048 395v-229c0-22 0-44-1-70h46c2 34 3 54 3 61h1c8-26 17-43 27-52 11-10 25-15 44-15 6 0 13 2 20 3v45c-7-1-16-2-27-2-20 0-36 8-47 26s-16 45-16 78v155zM1311 401c-30 0-52-8-67-24s-23-38-23-65c0-31 10-55 31-71 20-17 53-25 98-27l67-1v-16c0-25-5-43-15-53-11-11-27-16-49-16s-39 4-49 11c-10 8-16 20-18 37l-51-5c8-54 48-81 119-81 38 0 66 9 85 26s28 42 28 76v128c0 15 2 26 6 33 4 8 11 11 22 11 4 0 10 0 16-1v30c-12 4-25 5-38 5-19 0-32-5-40-15-9-9-13-24-14-45h-2c-13 23-28 39-44 48-17 10-38 15-62 15zM1323 363c18 0 34-4 48-12s25-20 34-34c8-15 12-29 12-45v-24l-55 1c-23 1-40 3-52 7-13 5-22 12-28 21-7 9-10 21-10 36 0 16 4 28 13 37s22 13 38 13zM1662 513c-33 0-58-7-78-20-19-12-31-31-37-54l50-7c3 14 10 24 22 32 11 7 26 11 44 11 50 0 74-29 74-88v-48c-9 20-22 34-39 44-16 9-35 14-57 14-37 0-63-12-81-36-17-24-26-62-26-115 0-52 10-92 28-117 19-25 47-38 84-38 22 0 40 5 55 15 16 10 28 23 36 41h1c0-6 0-15 1-29 1-13 1-21 2-22h48c-2 10-2 30-2 62v228c0 85-42 127-125 127zM1737 246c0-24-3-45-10-64-6-17-16-30-27-40-12-9-26-14-42-14-25 0-43 9-55 27-12 19-17 50-17 91s5 70 16 88c11 17 29 27 56 27 15 0 29-5 41-14 12-10 22-23 28-40 7-17 10-37 10-61zM1900 256c0 34 7 61 22 79 14 19 34 28 62 28 21 0 39-4 51-13 13-8 22-19 27-32l43 12c-18 47-58 71-121 71-44 0-78-14-101-40s-34-65-34-117c0-49 11-88 34-114s56-40 99-40c87 0 131 53 131 160v6zM2062 218c-3-32-11-55-24-69-13-15-32-22-57-22-24 0-43 8-57 24s-22 38-23 67zM2400 313c0 28-11 50-32 65s-51 23-89 23c-37 0-66-6-86-19-20-12-33-31-39-57l44-8c4 15 13 27 26 35 13 7 32 11 55 11 25 0 43-4 55-12s18-19 18-34c0-12-4-22-12-29-8-8-21-14-39-18l-36-10c-29-7-49-14-61-21s-21-16-28-26-10-22-10-38c0-27 9-48 29-62 19-15 48-22 85-22 32 0 58 6 78 17 19 12 32 31 37 56l-45 6c-3-13-10-23-22-31-12-7-28-10-48-10-23 0-39 3-50 10s-16 17-16 31c0 8 2 15 7 22 4 5 11 10 19 14 9 4 27 9 55 16 26 6 45 12 57 18 11 6 20 12 27 19 6 7 12 15 15 23 4 9 6 19 6 31z">
          <text:p/>
        </draw:path>
        <draw:polygon draw:style-name="gr3" draw:text-style-name="P3" draw:layer="layout" svg:width="4.939cm" svg:height="2.47cm" svg:x="33.478cm" svg:y="1.128cm" svg:viewBox="0 0 4940 2471" draw:points="0,2471 4940,2471 4940,0 0,0">
          <text:p/>
        </draw:polygon>
        <draw:polygon draw:style-name="gr1" draw:text-style-name="P1" draw:layer="layout" svg:width="4.939cm" svg:height="0.036cm" svg:x="33.478cm" svg:y="1.128cm" svg:viewBox="0 0 4940 37" draw:points="0,37 4940,37 4940,0 0,0">
          <text:p/>
        </draw:polygon>
        <draw:polygon draw:style-name="gr1" draw:text-style-name="P1" draw:layer="layout" svg:width="4.939cm" svg:height="0.035cm" svg:x="33.478cm" svg:y="3.563cm" svg:viewBox="0 0 4940 36" draw:points="0,36 4940,36 4940,0 0,0">
          <text:p/>
        </draw:polygon>
        <draw:polygon draw:style-name="gr1" draw:text-style-name="P1" draw:layer="layout" svg:width="0.035cm" svg:height="2.47cm" svg:x="33.478cm" svg:y="1.128cm" svg:viewBox="0 0 36 2471" draw:points="0,2471 36,2471 36,0 0,0">
          <text:p/>
        </draw:polygon>
        <draw:polygon draw:style-name="gr1" draw:text-style-name="P1" draw:layer="layout" svg:width="0.035cm" svg:height="2.47cm" svg:x="38.382cm" svg:y="1.128cm" svg:viewBox="0 0 36 2471" draw:points="0,2471 36,2471 36,0 0,0">
          <text:p/>
        </draw:polygon>
        <draw:path draw:style-name="gr1" draw:text-style-name="P1" draw:layer="layout" svg:width="2.737cm" svg:height="0.4cm" svg:x="34.581cm" svg:y="2.145cm" svg:viewBox="0 0 2738 401" svg:d="M190 43c-43 0-77 15-101 43-23 27-35 65-35 113s12 86 37 115 59 43 101 43c54 0 95-26 123-80l43 21c-16 34-39 59-68 77-29 17-62 26-100 26-40 0-74-8-102-25-28-16-50-39-65-69s-23-66-23-108c0-61 17-110 50-145 34-36 80-54 139-54 42 0 76 9 104 25s48 41 61 72l-50 17c-9-23-23-40-43-52-20-13-44-19-71-19zM669 246c0 52-11 91-34 117-23 25-57 38-100 38-44 0-77-13-99-40s-34-65-34-115c0-103 45-154 134-154 46 0 80 12 101 37 22 25 32 64 32 117zM617 246c0-41-6-71-18-90-12-18-33-28-62-28s-50 10-63 29-19 49-19 89c0 39 6 69 19 88 13 20 33 30 60 30 30 0 51-9 64-28 13-20 19-50 19-90zM779 97v189c0 20 2 35 6 46s10 18 18 23c9 5 21 7 38 7 24 0 42-8 56-24 14-17 21-39 21-68v-173h50v235c0 35 0 56 1 64h-47c0-2 0-4-1-8 0-4 0-9 0-14s-1-15-1-30h-1c-11 21-24 35-39 44s-34 13-56 13c-33 0-57-8-72-25-15-16-23-43-23-80v-199zM1175 396h-59l-108-299h53l66 194c2 8 8 29 18 65l11-32 10-32 68-195h52zM1364 257c0 34 7 60 22 79 14 18 35 27 62 27 21 0 39-4 52-12 12-9 21-20 26-33l43 13c-18 47-58 70-121 70-44 0-78-13-101-39-23-27-34-66-34-117 0-50 11-88 34-114s56-39 99-39c87 0 131 53 131 158v7zM1526 218c-3-31-11-54-24-68s-32-22-57-22c-24 0-43 8-57 24-14 17-22 39-23 66zM1641 396v-229c0-21 0-44-2-70h47c2 34 3 54 3 61h1c8-25 17-43 27-52 10-10 25-14 44-14 6 0 13 1 19 3v45c-6-2-15-3-26-3-21 0-36 9-47 27-11 17-16 43-16 76v156zM1943 393c-17 5-33 7-50 7-40 0-60-23-60-68v-199h-34v-36h36l15-67h33v67h55v36h-55v189c0 14 2 24 7 30 4 5 12 8 24 8 6 0 16-1 29-4zM2033 97v189c0 20 2 35 6 46 3 11 10 18 18 23 9 5 21 7 38 7 24 0 42-8 56-24 14-17 21-39 21-68v-173h49v235c0 35 1 56 2 64h-47c0-2 0-4-1-8 0-4 0-9 0-14s-1-15-1-30h-1c-11 21-25 35-40 44-14 9-33 13-55 13-33 0-57-8-72-25-15-16-23-43-23-80v-199zM2299 396v-229c0-21 0-44-1-70h46c2 34 3 54 3 61h1c9-25 18-43 28-52 11-10 25-14 44-14 7 0 13 1 20 3v45c-7-2-16-3-27-3-20 0-36 9-47 27-12 17-17 43-17 76v156zM2525 257c0 34 7 60 21 79 15 18 35 27 62 27 22 0 39-4 52-12 13-9 22-20 27-33l43 13c-18 47-59 70-122 70-44 0-77-13-100-39-23-27-35-66-35-117 0-50 12-88 35-114s56-39 99-39c87 0 131 53 131 158v7zM2687 218c-3-31-11-54-24-68s-32-22-58-22c-23 0-42 8-56 24-14 17-22 39-23 66z">
          <text:p/>
        </draw:path>
        <draw:polygon draw:style-name="gr3" draw:text-style-name="P3" draw:layer="layout" svg:width="4.939cm" svg:height="2.47cm" svg:x="38.876cm" svg:y="1.093cm" svg:viewBox="0 0 4940 2471" draw:points="0,2471 4940,2471 4940,0 0,0">
          <text:p/>
        </draw:polygon>
        <draw:polygon draw:style-name="gr1" draw:text-style-name="P1" draw:layer="layout" svg:width="4.939cm" svg:height="0.035cm" svg:x="38.876cm" svg:y="1.093cm" svg:viewBox="0 0 4940 36" draw:points="0,36 4940,36 4940,0 0,0">
          <text:p/>
        </draw:polygon>
        <draw:polygon draw:style-name="gr1" draw:text-style-name="P1" draw:layer="layout" svg:width="4.939cm" svg:height="0.036cm" svg:x="38.876cm" svg:y="3.527cm" svg:viewBox="0 0 4940 37" draw:points="0,37 4940,37 4940,0 0,0">
          <text:p/>
        </draw:polygon>
        <draw:polygon draw:style-name="gr1" draw:text-style-name="P1" draw:layer="layout" svg:width="0.035cm" svg:height="2.47cm" svg:x="38.876cm" svg:y="1.093cm" svg:viewBox="0 0 36 2471" draw:points="0,2471 36,2471 36,0 0,0">
          <text:p/>
        </draw:polygon>
        <draw:polygon draw:style-name="gr1" draw:text-style-name="P1" draw:layer="layout" svg:width="0.036cm" svg:height="2.47cm" svg:x="43.779cm" svg:y="1.093cm" svg:viewBox="0 0 37 2471" draw:points="0,2471 37,2471 37,0 0,0">
          <text:p/>
        </draw:polygon>
        <draw:path draw:style-name="gr1" draw:text-style-name="P1" draw:layer="layout" svg:width="2.58cm" svg:height="0.527cm" svg:x="40.057cm" svg:y="2.095cm" svg:viewBox="0 0 2581 528" svg:d="M190 58c-44 0-77 14-101 41-24 28-36 66-36 114s13 87 38 116 58 43 101 43c54 0 95-27 123-80l43 21c-16 34-39 59-68 76-29 18-62 27-100 27-40 0-74-9-102-25-29-16-51-39-65-70-16-30-23-67-23-108 0-62 17-110 50-145s80-53 139-53c41 0 76 8 104 25 28 15 48 39 61 71l-50 17c-9-23-23-40-43-52s-44-18-71-18zM466 162c11-20 24-34 39-43 14-9 33-14 57-14 32 0 56 9 71 24 15 16 23 44 23 81v200h-50v-190c0-21-2-37-6-47-3-10-10-17-19-22-8-5-21-7-37-7-23 0-41 8-55 24s-22 38-22 66v176h-49v-410h49v107c0 10 0 22-1 34 0 12-1 19-1 21zM806 416c-29 0-52-8-67-24s-22-38-22-65c0-31 9-56 30-72 20-17 53-25 98-27l67-1v-16c0-24-5-42-15-52-11-11-27-16-49-16s-38 4-49 11c-10 8-16 20-18 37l-51-5c8-54 48-81 119-81 38 0 66 9 85 26s28 42 28 75v129c0 15 2 26 6 33 4 8 11 11 22 11 5 0 10 0 17-1v30c-13 4-26 5-39 5-19 0-32-5-40-15-9-9-13-24-14-45h-2c-13 23-28 39-44 48-17 10-37 15-62 15zM818 378c18 0 34-4 48-12s26-20 34-34c8-15 12-29 12-45v-25l-54 1c-24 1-41 3-53 7-13 6-22 13-28 22s-10 21-10 36c0 16 5 28 13 37 9 9 22 13 38 13zM1045 410v-229c0-22-1-44-2-70h47c2 34 2 54 2 61h1c8-26 18-43 28-52 10-10 25-15 44-15 6 0 13 2 19 3v45c-6-1-15-2-26-2-21 0-36 8-47 26s-16 44-16 77v156zM1484 259c0 105-36 157-110 157-45 0-76-17-92-52h-2c1 1 1 17 1 47v117h-49v-356c0-31-1-51-2-61h48c1 1 1 3 1 8 1 4 1 11 1 20 1 10 1 16 1 20h1c9-18 21-32 35-40 14-9 34-14 57-14 37 0 65 13 83 38 18 24 27 63 27 116zM1432 260c0-42-6-71-17-89s-29-27-53-27c-20 0-35 4-46 13-11 8-20 20-26 38-5 17-9 40-9 69 0 40 7 68 19 87 13 19 33 28 61 28 25 0 43-9 54-27s17-49 17-92zM1584 270c0 35 7 62 21 80 14 19 34 28 62 28 21 0 39-4 51-13 13-8 22-19 27-32l44 12c-18 47-59 71-122 71-45 0-78-14-101-40s-34-65-34-118c0-49 11-87 34-113s56-40 99-40c88 0 131 53 131 159v6zM1745 232c-3-31-10-54-24-68-13-15-32-22-57-22-24 0-43 8-57 24s-22 38-23 66zM2049 410v-190c0-20-2-35-6-46s-10-18-18-23c-9-5-22-7-38-7-24 0-43 8-57 24-13 17-20 39-20 68v174h-50v-236c0-34 0-55-2-63h47c1 1 1 3 1 7s0 9 1 14c0 6 0 15 1 30h1c11-21 24-35 39-44 15-8 34-13 56-13 33 0 57 9 72 25s22 43 22 80v200zM2287 408c-16 4-32 6-50 6-39 0-59-22-59-67v-200h-34v-36h36l14-67h34v67h55v36h-55v189c0 15 2 25 7 30 4 6 12 9 24 9 6 0 16-1 28-4zM2367 270c0 35 7 62 22 80 14 19 34 28 61 28 22 0 40-4 52-13 14-8 23-19 28-32l44 12c-18 47-59 71-124 71-44 0-77-14-100-40s-34-65-34-118c0-49 11-87 34-113s56-40 99-40c89 0 132 53 132 159v6zM2530 232c-3-31-10-54-25-68-13-15-32-22-57-22-24 0-43 8-57 24s-22 38-23 66z">
          <text:p/>
        </draw:path>
        <draw:polygon draw:style-name="gr3" draw:text-style-name="P3" draw:layer="layout" svg:width="4.939cm" svg:height="2.47cm" svg:x="20.813cm" svg:y="0.987cm" svg:viewBox="0 0 4940 2471" draw:points="0,2471 4940,2471 4940,0 0,0">
          <text:p/>
        </draw:polygon>
        <draw:polygon draw:style-name="gr1" draw:text-style-name="P1" draw:layer="layout" svg:width="4.939cm" svg:height="0.036cm" svg:x="20.813cm" svg:y="0.987cm" svg:viewBox="0 0 4940 37" draw:points="0,37 4940,37 4940,0 0,0">
          <text:p/>
        </draw:polygon>
        <draw:polygon draw:style-name="gr1" draw:text-style-name="P1" draw:layer="layout" svg:width="4.939cm" svg:height="0.036cm" svg:x="20.813cm" svg:y="3.421cm" svg:viewBox="0 0 4940 37" draw:points="0,37 4940,37 4940,0 0,0">
          <text:p/>
        </draw:polygon>
        <draw:polygon draw:style-name="gr1" draw:text-style-name="P1" draw:layer="layout" svg:width="0.036cm" svg:height="2.47cm" svg:x="20.813cm" svg:y="0.987cm" svg:viewBox="0 0 37 2471" draw:points="0,2471 37,2471 37,0 0,0">
          <text:p/>
        </draw:polygon>
        <draw:polygon draw:style-name="gr1" draw:text-style-name="P1" draw:layer="layout" svg:width="0.035cm" svg:height="2.47cm" svg:x="25.717cm" svg:y="0.987cm" svg:viewBox="0 0 36 2471" draw:points="0,2471 36,2471 36,0 0,0">
          <text:p/>
        </draw:polygon>
        <draw:path draw:style-name="gr1" draw:text-style-name="P1" draw:layer="layout" svg:width="1.78cm" svg:height="0.414cm" svg:x="22.374cm" svg:y="1.99cm" svg:viewBox="0 0 1781 415" svg:d="M321 409l-44-113h-177l-45 113h-55l159-389h60l156 389zM188 59l-2 8c-5 16-12 35-21 59l-49 128h145l-50-129c-5-12-10-27-15-42zM452 258c0 41 6 70 19 89 12 19 31 29 56 29 17 0 32-5 44-15 12-9 19-24 22-44l50 3c-4 29-16 52-36 69-21 17-47 26-78 26-42 0-74-13-96-40-22-26-33-65-33-116 0-50 11-89 33-115s54-39 95-39c30 0 56 7 76 23s32 38 37 66l-50 3c-3-16-9-30-20-39-10-10-25-15-45-15-26 0-45 9-56 27-12 17-18 46-18 88zM734 258c0 41 6 70 19 89 12 19 31 29 56 29 18 0 32-5 44-15 12-9 20-24 22-44l50 3c-3 29-15 52-36 69s-47 26-78 26c-42 0-74-13-96-40-22-26-33-65-33-116 0-50 11-89 33-115s54-39 95-39c31 0 56 7 76 23s33 38 38 66l-51 3c-3-16-9-30-20-39-10-10-25-15-44-15-27 0-46 9-57 27-12 17-18 46-18 88zM1027 110v190c0 20 2 35 6 46 3 10 10 18 18 23 9 5 21 7 38 7 23 0 42-8 56-24 14-17 21-39 21-69v-173h49v236c0 34 1 56 2 63h-47c0-1-1-3-1-7s0-9 0-14-1-15-1-30h-1c-12 21-25 35-40 44-15 8-33 13-56 13-32 0-56-8-71-25-15-16-23-43-23-80v-200zM1330 269c0 36 7 62 21 80 14 19 35 28 62 28 22 0 39-4 52-12 13-9 22-20 26-33l44 12c-18 47-59 71-122 71-44 0-77-13-100-39-23-27-35-66-35-119 0-49 12-87 35-113s56-39 99-39c87 0 131 53 131 158v6zM1491 231c-2-31-10-54-23-68-13-15-33-22-58-22-23 0-42 8-57 24-14 17-21 38-22 66zM1606 47v-47h50v47zM1606 409v-299h50v299zM1732 409v-409h49v409z">
          <text:p/>
        </draw:path>
        <draw:path draw:style-name="gr1" draw:text-style-name="P1" draw:layer="layout" svg:width="3.192cm" svg:height="0.597cm" svg:x="30.487cm" svg:y="23.276cm" svg:viewBox="0 0 3193 598" svg:d="M232 99v367h-91v-367h-141v-71h373v71zM568 473c-51 0-90-15-117-45s-40-73-40-132c0-55 14-98 41-128 28-29 67-44 117-44 48 0 85 16 110 48 26 32 38 78 38 141v2h-215c0 33 6 58 19 74 12 17 29 25 51 25 31 0 50-13 58-40l82 8c-23 60-71 91-144 91zM568 179c-21 0-36 7-47 21s-17 34-18 60h130c-1-27-8-48-19-61-12-13-27-20-46-20zM516 99v-10l78-89h80v13l-105 86zM789 466v-461h88v461zM1109 473c-50 0-89-15-116-45s-41-73-41-132c0-55 14-98 42-128 27-29 66-44 116-44 49 0 85 16 111 48 25 32 38 78 38 141v2h-215c0 33 6 58 18 74 12 17 29 25 52 25 30 0 49-13 58-40l82 8c-24 60-72 91-145 91zM1109 179c-20 0-36 7-47 21s-17 34-18 60h130c-1-27-8-48-19-61s-27-20-46-20zM1057 99v-10l78-89h80v13l-105 86zM1648 296c0 57-11 100-34 131-22 30-54 46-95 46-23 0-44-6-61-16-18-10-31-25-40-44h-2c1 6 2 25 2 57v128h-88v-391c0-32 0-57-2-77h85c1 3 1 11 2 22s1 22 1 32h2c19-41 55-61 107-61 39 0 69 15 91 45 21 30 32 73 32 128zM1557 296c0-75-23-113-69-113-23 0-41 10-53 31-13 20-19 48-19 84 0 38 6 66 19 85 12 20 30 30 52 30 47 0 70-39 70-117zM1810 197c12-26 26-44 44-56s39-17 64-17c36 0 63 11 82 32 19 22 28 54 28 97v213h-86v-189c0-58-20-88-60-88-21 0-38 9-51 27s-19 41-19 70v180h-88v-461h88v126c0 22-1 44-3 66zM2437 297c0 56-16 98-46 129s-72 47-125 47c-52 0-93-16-123-47s-45-74-45-129c0-54 15-96 45-127s71-46 125-46c55 0 96 15 125 45s44 72 44 128zM2345 297c0-39-6-68-19-86-14-18-32-27-57-27-53 0-79 38-79 113 0 39 6 67 19 87 13 19 32 29 56 29 53 0 80-38 80-116zM2729 466v-189c0-59-20-88-60-88-21 0-38 9-51 27s-19 41-19 70v180h-88v-261c0-18 0-33-1-44 0-12 0-22-1-31h83c0 4 1 14 2 31 1 18 2 29 2 35h1c12-25 27-43 44-55 18-12 39-17 64-17 36 0 63 11 82 32 19 22 28 54 28 97v213zM3043 473c-51 0-90-15-117-45s-41-73-41-132c0-55 14-98 42-128 27-29 66-44 117-44 49 0 85 16 111 48 25 32 38 78 38 141v2h-216c0 33 6 58 18 74 12 17 29 25 53 25 30 0 50-13 58-40l82 8c-24 60-72 91-145 91zM3043 179c-21 0-37 7-48 21s-17 34-18 60h131c-1-27-7-48-19-61-11-13-27-20-46-20z">
          <text:p/>
        </draw:path>
        <draw:frame draw:style-name="gr6" draw:text-style-name="P6" draw:layer="layout" svg:width="56.797cm" svg:height="8.749cm" svg:x="-0.07cm" svg:y="5.251cm">
          <draw:image xlink:href="Pictures/100000000000012C000000A8EDCBF3907E9B6A30.png" xlink:type="simple" xlink:show="embed" xlink:actuate="onLoad" draw:mime-type="image/png">
            <text:p/>
          </draw:image>
        </draw:frame>
        <draw:custom-shape draw:style-name="gr7" draw:text-style-name="P8" draw:layer="layout" svg:width="10.5cm" svg:height="1.25cm" svg:x="26.5cm" svg:y="21cm">
          <text:p text:style-name="P7"><text:span text:style-name="T1">Prén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8.25cm" svg:height="5.25cm" svg:x="0cm" svg:y="0cm">
          <draw:image xlink:href="Pictures/1000020100000102000000C38937BE67016C7A60.png" xlink:type="simple" xlink:show="embed" xlink:actuate="onLoad" draw:mime-type="image/png">
            <text:p/>
          </draw:image>
        </draw:frame>
        <draw:custom-shape draw:style-name="gr7" draw:text-style-name="P8" draw:layer="layout" svg:width="10.5cm" svg:height="1.25cm" svg:x="12cm" svg:y="21cm">
          <text:p text:style-name="P7"><text:span text:style-name="T1">N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23.75cm" svg:height="2.25cm" svg:x="17.24cm" svg:y="14.5cm">
          <text:p text:style-name="P9"><text:span text:style-name="T2">Allez plus que quelques minutes avant de nous rejoindre</text:span><text:span text:style-name="T3"> 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0.5cm" svg:height="1.25cm" svg:x="12.25cm" svg:y="23cm">
          <text:p text:style-name="P7"><text:span text:style-name="T1">E-mail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7.5cm" svg:height="1.25cm" svg:x="23.5cm" svg:y="23cm">
          <text:p text:style-name="P7"><text:span text:style-name="T1">Téléphon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5.5cm" svg:height="1.25cm" svg:x="12.75cm" svg:y="26cm">
          <text:p text:style-name="P7"><text:span text:style-name="T1">Objet de votre 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18cm" svg:height="0.75cm" svg:x="10cm" svg:y="29.75cm">
          <text:p text:style-name="P7"><text:span text:style-name="T1">Votre 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0.5cm" svg:height="1.25cm" svg:x="14cm" svg:y="37.25cm">
          <text:p text:style-name="P7"><text:span text:style-name="T1">Fichier à joind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" draw:text-style-name="P1" draw:layer="layout" svg:width="0.035cm" svg:height="6.033cm" svg:x="56.656cm" svg:y="46.57cm" svg:viewBox="0 0 36 6034" draw:points="0,6034 36,6034 36,0 0,0">
          <text:p/>
        </draw:polygon>
        <draw:frame draw:style-name="gr6" draw:text-style-name="P6" draw:layer="layout" svg:width="10.566cm" svg:height="5.916cm" svg:x="46.16cm" svg:y="46.651cm">
          <draw:image xlink:href="Pictures/100000000000012C000000A8EDCBF3907E9B6A30.png" xlink:type="simple" xlink:show="embed" xlink:actuate="onLoad" draw:mime-type="image/png">
            <text:p/>
          </draw:image>
        </draw:frame>
        <draw:custom-shape draw:style-name="gr13" draw:text-style-name="P12" draw:layer="layout" svg:width="6.25cm" svg:height="0.75cm" svg:x="9.75cm" svg:y="47.956cm">
          <text:p text:style-name="P11"><text:span text:style-name="T4">Liens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4cm" svg:height="0.75cm" svg:x="13.75cm" svg:y="47.952cm">
          <text:p text:style-name="P11"><text:span text:style-name="T4">Lien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5" draw:text-style-name="P14" draw:layer="layout" svg:width="40.726cm" svg:height="0.75cm" svg:x="16cm" svg:y="47.952cm">
          <text:p text:style-name="P13"><text:span text:style-name="T4">Lien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12" draw:layer="layout" svg:width="25.25cm" svg:height="0.75cm" svg:x="16cm" svg:y="47.952cm">
          <text:p text:style-name="P11"><text:span text:style-name="T4">Lien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12" draw:layer="layout" svg:width="6.25cm" svg:height="0.75cm" svg:x="9.75cm" svg:y="49.456cm">
          <text:p text:style-name="P11"><text:span text:style-name="T4">Liens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22cm" svg:height="0.75cm" svg:x="9.75cm" svg:y="49.456cm">
          <text:p text:style-name="P11"><text:span text:style-name="T4">Liens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37.75cm" svg:height="0.75cm" svg:x="9.75cm" svg:y="49.456cm">
          <text:p text:style-name="P13"><text:span text:style-name="T4">Liens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33.25cm" svg:height="1.25cm" svg:x="4.5cm" svg:y="50.706cm">
          <draw:image xlink:href="Pictures/100000000000017900000011804024012A85E112.png" xlink:type="simple" xlink:show="embed" xlink:actuate="onLoad" draw:mime-type="image/png">
            <text:p/>
          </draw:image>
        </draw:frame>
        <draw:frame draw:style-name="gr6" draw:text-style-name="P6" draw:layer="layout" svg:width="33.25cm" svg:height="1.25cm" svg:x="4.5cm" svg:y="47.706cm">
          <draw:image xlink:href="Pictures/100000000000017900000011804024012A85E112.png" xlink:type="simple" xlink:show="embed" xlink:actuate="onLoad" draw:mime-type="image/png">
            <text:p/>
          </draw:image>
        </draw:frame>
        <draw:frame draw:style-name="gr6" draw:text-style-name="P6" draw:layer="layout" svg:width="33.25cm" svg:height="1.25cm" svg:x="4.5cm" svg:y="49.206cm">
          <draw:image xlink:href="Pictures/100000000000017900000011804024012A85E11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entury" svg:font-family="Centur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pyrus" svg:font-family="Papyrus" style:font-family-generic="script" style:font-pitch="variable"/>
    <style:font-face style:name="Bahnschrift Light Condensed" svg:font-family="'Bahnschrift Light Condensed'" style:font-adornments="Light Condensed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56.726cm" fo:page-height="52.7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0-11-17T09:06:40.272000000</dc:date>
    <meta:editing-duration>PT10M51S</meta:editing-duration>
    <meta:editing-cycles>4</meta:editing-cycles>
    <meta:generator>LibreOffice/7.0.1.2$Windows_X86_64 LibreOffice_project/7cbcfc562f6eb6708b5ff7d7397325de9e764452</meta:generator>
    <meta:document-statistic meta:object-count="143"/>
  </office:meta>
</office:document-meta>
</file>